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3.843cm" fo:margin-left="1.843cm" table:align="left"/>
    </style:style>
    <style:style style:name="Table1.A" style:family="table-column">
      <style:table-column-properties style:column-width="1.505cm"/>
    </style:style>
    <style:style style:name="Table1.B" style:family="table-column">
      <style:table-column-properties style:column-width="10.444cm"/>
    </style:style>
    <style:style style:name="Table1.C" style:family="table-column">
      <style:table-column-properties style:column-width="1.89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59a8c" officeooo:paragraph-rsid="00159a8c" style:font-weight-asian="bold" style:font-weight-complex="bold"/>
    </style:style>
    <style:style style:name="P3" style:family="paragraph" style:parent-style-name="Standard">
      <style:text-properties fo:font-weight="bold" officeooo:rsid="00159a8c" officeooo:paragraph-rsid="0057c979" style:font-weight-asian="bold" style:font-weight-complex="bold"/>
    </style:style>
    <style:style style:name="P4" style:family="paragraph" style:parent-style-name="Standard">
      <style:text-properties fo:font-weight="bold" officeooo:rsid="0018d647" officeooo:paragraph-rsid="0018d647" style:font-weight-asian="bold" style:font-weight-complex="bold"/>
    </style:style>
    <style:style style:name="P5" style:family="paragraph" style:parent-style-name="Standard">
      <style:text-properties fo:font-weight="bold" officeooo:rsid="001b2559" officeooo:paragraph-rsid="001b2559" style:font-weight-asian="bold" style:font-weight-complex="bold"/>
    </style:style>
    <style:style style:name="P6" style:family="paragraph" style:parent-style-name="Standard">
      <style:text-properties fo:font-weight="bold" officeooo:rsid="001d9b45" officeooo:paragraph-rsid="001d9b45" style:font-weight-asian="bold" style:font-weight-complex="bold"/>
    </style:style>
    <style:style style:name="P7" style:family="paragraph" style:parent-style-name="Standard">
      <style:text-properties fo:font-weight="bold" officeooo:rsid="001dd993" officeooo:paragraph-rsid="001dd993" style:font-weight-asian="bold" style:font-weight-complex="bold"/>
    </style:style>
    <style:style style:name="P8" style:family="paragraph" style:parent-style-name="Standard">
      <style:text-properties fo:font-weight="bold" officeooo:rsid="0021d960" officeooo:paragraph-rsid="0021d960" style:font-weight-asian="bold" style:font-weight-complex="bold"/>
    </style:style>
    <style:style style:name="P9" style:family="paragraph" style:parent-style-name="Standard">
      <style:text-properties fo:font-weight="bold" officeooo:rsid="0025e076" officeooo:paragraph-rsid="0025e076" style:font-weight-asian="bold" style:font-weight-complex="bold"/>
    </style:style>
    <style:style style:name="P10" style:family="paragraph" style:parent-style-name="Standard">
      <style:text-properties fo:font-weight="bold" officeooo:rsid="00279d13" officeooo:paragraph-rsid="00279d13" style:font-weight-asian="bold" style:font-weight-complex="bold"/>
    </style:style>
    <style:style style:name="P11" style:family="paragraph" style:parent-style-name="Standard">
      <style:text-properties fo:font-weight="bold" officeooo:rsid="0028e73b" officeooo:paragraph-rsid="0028e73b" style:font-weight-asian="bold" style:font-weight-complex="bold"/>
    </style:style>
    <style:style style:name="P12" style:family="paragraph" style:parent-style-name="Standard">
      <style:text-properties fo:font-weight="bold" officeooo:rsid="002cad89" officeooo:paragraph-rsid="002cad89" style:font-weight-asian="bold" style:font-weight-complex="bold"/>
    </style:style>
    <style:style style:name="P13" style:family="paragraph" style:parent-style-name="Standard">
      <style:text-properties fo:font-weight="bold" officeooo:rsid="00304bc6" officeooo:paragraph-rsid="00304bc6" style:font-weight-asian="bold" style:font-weight-complex="bold"/>
    </style:style>
    <style:style style:name="P14" style:family="paragraph" style:parent-style-name="Standard">
      <style:text-properties fo:font-weight="bold" officeooo:rsid="003d2f46" officeooo:paragraph-rsid="003d2f46" style:font-weight-asian="bold" style:font-weight-complex="bold"/>
    </style:style>
    <style:style style:name="P15" style:family="paragraph" style:parent-style-name="Standard">
      <style:text-properties fo:font-weight="bold" officeooo:rsid="005e1c49" officeooo:paragraph-rsid="005e1c49" style:font-weight-asian="bold" style:font-weight-complex="bold"/>
    </style:style>
    <style:style style:name="P16" style:family="paragraph" style:parent-style-name="Standard">
      <style:text-properties fo:font-weight="normal" officeooo:rsid="00159a8c" officeooo:paragraph-rsid="00159a8c" style:font-weight-asian="normal" style:font-weight-complex="normal"/>
    </style:style>
    <style:style style:name="P17" style:family="paragraph" style:parent-style-name="Standard">
      <style:text-properties fo:font-weight="normal" officeooo:rsid="0018d647" officeooo:paragraph-rsid="0018d647" style:font-weight-asian="normal" style:font-weight-complex="normal"/>
    </style:style>
    <style:style style:name="P18" style:family="paragraph" style:parent-style-name="Standard">
      <style:text-properties fo:font-weight="normal" officeooo:rsid="001b2559" officeooo:paragraph-rsid="001b2559" style:font-weight-asian="normal" style:font-weight-complex="normal"/>
    </style:style>
    <style:style style:name="P19" style:family="paragraph" style:parent-style-name="Standard">
      <style:text-properties fo:font-weight="normal" officeooo:rsid="001d9b45" officeooo:paragraph-rsid="006b6557" style:font-weight-asian="normal" style:font-weight-complex="normal"/>
    </style:style>
    <style:style style:name="P20" style:family="paragraph" style:parent-style-name="Standard">
      <style:text-properties fo:font-weight="normal" officeooo:rsid="001dd993" officeooo:paragraph-rsid="001dd993" style:font-weight-asian="normal" style:font-weight-complex="normal"/>
    </style:style>
    <style:style style:name="P21" style:family="paragraph" style:parent-style-name="Standard">
      <style:text-properties fo:font-weight="normal" officeooo:rsid="001dd993" officeooo:paragraph-rsid="0021d960" style:font-weight-asian="normal" style:font-weight-complex="normal"/>
    </style:style>
    <style:style style:name="P22" style:family="paragraph" style:parent-style-name="Standard">
      <style:text-properties fo:font-weight="normal" officeooo:rsid="0025e076" officeooo:paragraph-rsid="0025e076" style:font-weight-asian="normal" style:font-weight-complex="normal"/>
    </style:style>
    <style:style style:name="P23" style:family="paragraph" style:parent-style-name="Standard">
      <style:text-properties fo:font-weight="normal" officeooo:rsid="00279d13" officeooo:paragraph-rsid="00279d13" style:font-weight-asian="normal" style:font-weight-complex="normal"/>
    </style:style>
    <style:style style:name="P24" style:family="paragraph" style:parent-style-name="Standard">
      <style:text-properties fo:font-weight="normal" officeooo:rsid="002cad89" officeooo:paragraph-rsid="002cad89" style:font-weight-asian="normal" style:font-weight-complex="normal"/>
    </style:style>
    <style:style style:name="P25" style:family="paragraph" style:parent-style-name="Standard">
      <style:text-properties fo:font-weight="normal" officeooo:rsid="00304bc6" officeooo:paragraph-rsid="00304bc6" style:font-weight-asian="normal" style:font-weight-complex="normal"/>
    </style:style>
    <style:style style:name="P26" style:family="paragraph" style:parent-style-name="Standard">
      <style:text-properties fo:font-weight="normal" officeooo:rsid="003d2f46" officeooo:paragraph-rsid="003d2f46" style:font-weight-asian="normal" style:font-weight-complex="normal"/>
    </style:style>
    <style:style style:name="P27" style:family="paragraph" style:parent-style-name="Standard">
      <loext:graphic-properties draw:fill="solid" draw:fill-color="#ffffff" draw:opacity="100%"/>
      <style:paragraph-properties fo:background-color="#ffffff"/>
      <style:text-properties fo:font-weight="normal" officeooo:rsid="00524d45" officeooo:paragraph-rsid="00524d45" style:font-weight-asian="normal" style:font-weight-complex="normal"/>
    </style:style>
    <style:style style:name="P28" style:family="paragraph" style:parent-style-name="Standard">
      <style:text-properties fo:font-weight="normal" officeooo:rsid="005b58b1" officeooo:paragraph-rsid="005b58b1" style:font-weight-asian="normal" style:font-weight-complex="normal"/>
    </style:style>
    <style:style style:name="P29" style:family="paragraph" style:parent-style-name="Standard">
      <style:text-properties officeooo:paragraph-rsid="00537b8d"/>
    </style:style>
    <style:style style:name="P30" style:family="paragraph" style:parent-style-name="Standard">
      <style:text-properties officeooo:paragraph-rsid="0057c979"/>
    </style:style>
    <style:style style:name="P31" style:family="paragraph" style:parent-style-name="Standard">
      <style:text-properties officeooo:paragraph-rsid="005e1c49"/>
    </style:style>
    <style:style style:name="P32" style:family="paragraph" style:parent-style-name="Standard">
      <style:paragraph-properties fo:line-height="100%"/>
      <style:text-properties fo:font-size="14pt" fo:font-weight="bold" officeooo:rsid="000d4924" officeooo:paragraph-rsid="0075804a" style:font-weight-asian="bold" style:font-weight-complex="bold"/>
    </style:style>
    <style:style style:name="P33" style:family="paragraph" style:parent-style-name="Standard">
      <style:paragraph-properties fo:line-height="100%" fo:text-align="start" style:justify-single-word="false"/>
      <style:text-properties fo:font-size="12pt" fo:font-weight="bold" officeooo:rsid="000d7542" officeooo:paragraph-rsid="0075804a" style:font-size-asian="10.5pt" style:font-weight-asian="bold" style:font-size-complex="12pt" style:font-weight-complex="bold"/>
    </style:style>
    <style:style style:name="P34" style:family="paragraph" style:parent-style-name="Standard">
      <style:text-properties officeooo:paragraph-rsid="0018d647"/>
    </style:style>
    <style:style style:name="P35" style:family="paragraph" style:parent-style-name="Standard">
      <style:text-properties officeooo:paragraph-rsid="00b3ed47"/>
    </style:style>
    <style:style style:name="P36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37" style:family="paragraph" style:parent-style-name="Standard">
      <style:paragraph-properties fo:break-before="page"/>
      <style:text-properties fo:font-weight="bold" officeooo:rsid="00159a8c" officeooo:paragraph-rsid="00159a8c" style:font-weight-asian="bold" style:font-weight-complex="bold"/>
    </style:style>
    <style:style style:name="P38" style:family="paragraph" style:parent-style-name="Standard">
      <style:paragraph-properties fo:break-before="page"/>
      <style:text-properties fo:font-weight="bold" officeooo:rsid="001b2559" officeooo:paragraph-rsid="001b2559" style:font-weight-asian="bold" style:font-weight-complex="bold"/>
    </style:style>
    <style:style style:name="P39" style:family="paragraph" style:parent-style-name="Standard">
      <style:paragraph-properties fo:break-before="page"/>
      <style:text-properties fo:font-weight="bold" officeooo:rsid="002cad89" officeooo:paragraph-rsid="002cad89" style:font-weight-asian="bold" style:font-weight-complex="bold"/>
    </style:style>
    <style:style style:name="P40" style:family="paragraph" style:parent-style-name="Standard">
      <style:paragraph-properties fo:break-before="page"/>
      <style:text-properties fo:font-weight="bold" officeooo:rsid="0087ad46" officeooo:paragraph-rsid="0087ad46" style:font-weight-asian="bold" style:font-weight-complex="bold"/>
    </style:style>
    <style:style style:name="P41" style:family="paragraph" style:parent-style-name="Standard">
      <style:paragraph-properties fo:break-before="page"/>
      <style:text-properties officeooo:paragraph-rsid="001d9b45"/>
    </style:style>
    <style:style style:name="P42" style:family="paragraph" style:parent-style-name="Standard">
      <style:paragraph-properties fo:break-before="page"/>
      <style:text-properties officeooo:paragraph-rsid="003d2f46"/>
    </style:style>
    <style:style style:name="P4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2pt" fo:font-weight="bold" officeooo:rsid="0039a0cb" officeooo:paragraph-rsid="0075804a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22pt" fo:font-weight="bold" officeooo:rsid="0039a0cb" officeooo:paragraph-rsid="0075804a" style:font-size-asian="19.25pt" style:font-weight-asian="bold" style:font-size-complex="22pt" style:font-weight-complex="bold"/>
    </style:style>
    <style:style style:name="P4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75804a"/>
    </style:style>
    <style:style style:name="P4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4pt" fo:font-weight="bold" officeooo:rsid="0059c898" officeooo:paragraph-rsid="0075804a" style:font-size-asian="14pt" style:font-weight-asian="bold" style:font-size-complex="14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officeooo:paragraph-rsid="007b2446"/>
    </style:style>
    <style:style style:name="P48" style:family="paragraph" style:parent-style-name="Table_20_Contents">
      <style:paragraph-properties fo:text-align="start" style:justify-single-word="false"/>
      <style:text-properties officeooo:paragraph-rsid="007f11eb"/>
    </style:style>
    <style:style style:name="P49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fo:font-size="12pt" officeooo:paragraph-rsid="00779faa" style:font-size-asian="10.5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fo:font-size="12pt" officeooo:paragraph-rsid="00789233" style:font-size-asian="10.5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fo:font-size="12pt" officeooo:paragraph-rsid="00796a0e" style:font-size-asian="10.5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fo:font-size="12pt" officeooo:paragraph-rsid="007b2446" style:font-size-asian="10.5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fo:font-size="12pt" officeooo:rsid="0075f7d5" officeooo:paragraph-rsid="0075f7d5" style:font-size-asian="10.5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fo:font-size="12pt" officeooo:paragraph-rsid="008befe7" style:font-size-asian="10.5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fo:font-size="12pt" officeooo:paragraph-rsid="008e2305" style:font-size-asian="10.5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fo:font-size="12pt" officeooo:paragraph-rsid="008f600d" style:font-size-asian="10.5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fo:font-size="12pt" officeooo:rsid="00779faa" officeooo:paragraph-rsid="00779faa" style:font-size-asian="10.5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fo:font-size="12pt" officeooo:rsid="008befe7" officeooo:paragraph-rsid="008befe7" style:font-size-asian="10.5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font-size="12pt" officeooo:rsid="007b2446" officeooo:paragraph-rsid="007b2446" style:font-size-asian="10.5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fo:font-size="6pt" officeooo:paragraph-rsid="008befe7" style:font-size-asian="10.5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fo:font-size="4pt" officeooo:paragraph-rsid="008befe7" style:font-size-asian="10.5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fo:font-size="4pt" officeooo:paragraph-rsid="008e2305" style:font-size-asian="10.5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fo:font-size="4pt" officeooo:paragraph-rsid="008f600d" style:font-size-asian="10.5pt" style:font-size-complex="12pt"/>
    </style:style>
    <style:style style:name="P66" style:family="paragraph" style:parent-style-name="Standard">
      <style:text-properties fo:font-weight="normal" officeooo:rsid="0053ca8b" officeooo:paragraph-rsid="00b3ed47" style:font-weight-asian="normal" style:font-weight-complex="normal"/>
    </style:style>
    <style:style style:name="P67" style:family="paragraph" style:parent-style-name="Standard">
      <style:text-properties fo:font-weight="bold" officeooo:rsid="00159a8c" officeooo:paragraph-rsid="00b3ed47" style:font-weight-asian="bold" style:font-weight-complex="bold"/>
    </style:style>
    <style:style style:name="P68" style:family="paragraph" style:parent-style-name="Standard">
      <style:text-properties officeooo:paragraph-rsid="001b2559"/>
    </style:style>
    <style:style style:name="P69" style:family="paragraph">
      <style:paragraph-properties fo:text-align="center"/>
    </style:style>
    <style:style style:name="P70" style:family="paragraph">
      <loext:graphic-properties draw:fill="solid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weight="bold" officeooo:rsid="005e1c49" style:font-weight-asian="bold" style:font-weight-complex="bold"/>
    </style:style>
    <style:style style:name="T2" style:family="text">
      <style:text-properties fo:font-weight="bold" officeooo:rsid="001d9b45" style:font-weight-asian="bold" style:font-weight-complex="bold"/>
    </style:style>
    <style:style style:name="T3" style:family="text">
      <style:text-properties fo:font-weight="bold" officeooo:rsid="00602222" style:font-weight-asian="bold" style:font-weight-complex="bold"/>
    </style:style>
    <style:style style:name="T4" style:family="text">
      <style:text-properties fo:font-weight="bold" officeooo:rsid="003d2f46" style:font-weight-asian="bold" style:font-weight-complex="bold"/>
    </style:style>
    <style:style style:name="T5" style:family="text">
      <style:text-properties fo:font-weight="bold" officeooo:rsid="008b0f79" style:font-weight-asian="bold" style:font-weight-complex="bold"/>
    </style:style>
    <style:style style:name="T6" style:family="text">
      <style:text-properties fo:font-weight="bold" officeooo:rsid="008f23bf" style:font-weight-asian="bold" style:font-weight-complex="bold"/>
    </style:style>
    <style:style style:name="T7" style:family="text">
      <style:text-properties fo:font-weight="bold" officeooo:rsid="0094ec70" style:font-weight-asian="bold" style:font-weight-complex="bold"/>
    </style:style>
    <style:style style:name="T8" style:family="text">
      <style:text-properties officeooo:rsid="00196b9a"/>
    </style:style>
    <style:style style:name="T9" style:family="text">
      <style:text-properties officeooo:rsid="001b9ea5"/>
    </style:style>
    <style:style style:name="T10" style:family="text">
      <style:text-properties officeooo:rsid="002922e2"/>
    </style:style>
    <style:style style:name="T11" style:family="text">
      <style:text-properties officeooo:rsid="002a3c3d"/>
    </style:style>
    <style:style style:name="T12" style:family="text">
      <style:text-properties officeooo:rsid="002a68e4"/>
    </style:style>
    <style:style style:name="T13" style:family="text">
      <style:text-properties officeooo:rsid="003962e1"/>
    </style:style>
    <style:style style:name="T14" style:family="text">
      <style:text-properties officeooo:rsid="00513b08"/>
    </style:style>
    <style:style style:name="T15" style:family="text">
      <style:text-properties style:text-position="super 58%"/>
    </style:style>
    <style:style style:name="T16" style:family="text">
      <style:text-properties style:text-position="super 58%" fo:font-weight="normal" officeooo:rsid="00537b8d" style:font-weight-asian="normal" style:font-weight-complex="normal"/>
    </style:style>
    <style:style style:name="T17" style:family="text">
      <style:text-properties style:text-position="super 58%" officeooo:rsid="005c60a3"/>
    </style:style>
    <style:style style:name="T18" style:family="text">
      <style:text-properties style:text-position="super 58%" style:font-name="Liberation Serif" officeooo:rsid="0091cd43"/>
    </style:style>
    <style:style style:name="T19" style:family="text">
      <style:text-properties style:text-position="0% 100%"/>
    </style:style>
    <style:style style:name="T20" style:family="text">
      <style:text-properties style:text-position="0% 100%" fo:font-weight="normal" officeooo:rsid="00537b8d" style:font-weight-asian="normal" style:font-weight-complex="normal"/>
    </style:style>
    <style:style style:name="T21" style:family="text">
      <style:text-properties style:text-position="0% 100%" officeooo:rsid="005c60a3"/>
    </style:style>
    <style:style style:name="T22" style:family="text">
      <style:text-properties style:text-position="0% 100%" style:font-name="Liberation Serif" officeooo:rsid="0067b0e7"/>
    </style:style>
    <style:style style:name="T23" style:family="text">
      <style:text-properties fo:font-weight="normal" officeooo:rsid="00537b8d" style:font-weight-asian="normal" style:font-weight-complex="normal"/>
    </style:style>
    <style:style style:name="T24" style:family="text">
      <style:text-properties fo:font-weight="normal" officeooo:rsid="0053ca8b" style:font-weight-asian="normal" style:font-weight-complex="normal"/>
    </style:style>
    <style:style style:name="T25" style:family="text">
      <style:text-properties fo:font-weight="normal" officeooo:rsid="00547f21" style:font-weight-asian="normal" style:font-weight-complex="normal"/>
    </style:style>
    <style:style style:name="T26" style:family="text">
      <style:text-properties fo:font-weight="normal" officeooo:rsid="0055bebd" style:font-weight-asian="normal" style:font-weight-complex="normal"/>
    </style:style>
    <style:style style:name="T27" style:family="text">
      <style:text-properties fo:font-weight="normal" officeooo:rsid="0057c979" style:font-weight-asian="normal" style:font-weight-complex="normal"/>
    </style:style>
    <style:style style:name="T28" style:family="text">
      <style:text-properties fo:font-weight="normal" officeooo:rsid="005e1c49" style:font-weight-asian="normal" style:font-weight-complex="normal"/>
    </style:style>
    <style:style style:name="T29" style:family="text">
      <style:text-properties fo:font-weight="normal" officeooo:rsid="0018d647" style:font-weight-asian="normal" style:font-weight-complex="normal"/>
    </style:style>
    <style:style style:name="T30" style:family="text">
      <style:text-properties fo:font-weight="normal" officeooo:rsid="00a665e4" style:font-weight-asian="normal" style:font-weight-complex="normal"/>
    </style:style>
    <style:style style:name="T31" style:family="text">
      <style:text-properties fo:font-weight="normal" officeooo:rsid="001b2559" style:font-weight-asian="normal" style:font-weight-complex="normal"/>
    </style:style>
    <style:style style:name="T32" style:family="text">
      <style:text-properties fo:font-weight="normal" officeooo:rsid="00b92890" style:font-weight-asian="normal" style:font-weight-complex="normal"/>
    </style:style>
    <style:style style:name="T33" style:family="text">
      <style:text-properties officeooo:rsid="005c60a3"/>
    </style:style>
    <style:style style:name="T34" style:family="text">
      <style:text-properties officeooo:rsid="0067b0e7"/>
    </style:style>
    <style:style style:name="T35" style:family="text">
      <style:text-properties style:font-name="Liberation Serif1" officeooo:rsid="0067b0e7"/>
    </style:style>
    <style:style style:name="T36" style:family="text">
      <style:text-properties style:font-name="Liberation Serif" officeooo:rsid="0067b0e7"/>
    </style:style>
    <style:style style:name="T37" style:family="text">
      <style:text-properties officeooo:rsid="001e0247"/>
    </style:style>
    <style:style style:name="T38" style:family="text">
      <style:text-properties fo:font-size="22pt" fo:font-weight="bold" officeooo:rsid="0039a0cb" style:font-size-asian="19.25pt" style:font-weight-asian="bold" style:font-size-complex="22pt" style:font-weight-complex="bold"/>
    </style:style>
    <style:style style:name="T39" style:family="text">
      <style:text-properties fo:font-size="22pt" fo:font-weight="bold" officeooo:rsid="0075f7d5" style:font-size-asian="19.25pt" style:font-weight-asian="bold" style:font-size-complex="22pt" style:font-weight-complex="bold"/>
    </style:style>
    <style:style style:name="T40" style:family="text">
      <style:text-properties officeooo:rsid="00779faa"/>
    </style:style>
    <style:style style:name="T41" style:family="text">
      <style:text-properties fo:font-size="12pt" style:font-size-asian="10.5pt" style:font-size-complex="12pt"/>
    </style:style>
    <style:style style:name="T42" style:family="text">
      <style:text-properties fo:font-size="12pt" officeooo:rsid="007b2446" style:font-size-asian="10.5pt" style:font-size-complex="12pt"/>
    </style:style>
    <style:style style:name="T43" style:family="text">
      <style:text-properties fo:font-size="12pt" officeooo:rsid="008179f2" style:font-size-asian="10.5pt" style:font-size-complex="12pt"/>
    </style:style>
    <style:style style:name="T44" style:family="text">
      <style:text-properties officeooo:rsid="00789233"/>
    </style:style>
    <style:style style:name="T45" style:family="text">
      <style:text-properties officeooo:rsid="00796a0e"/>
    </style:style>
    <style:style style:name="T46" style:family="text">
      <style:text-properties officeooo:rsid="0089743a"/>
    </style:style>
    <style:style style:name="T47" style:family="text">
      <style:text-properties officeooo:rsid="009d6810"/>
    </style:style>
    <style:style style:name="T48" style:family="text">
      <style:text-properties officeooo:rsid="009f3856"/>
    </style:style>
    <style:style style:name="T49" style:family="text">
      <style:text-properties officeooo:rsid="00b92890"/>
    </style:style>
    <style:style style:name="T50" style:family="text">
      <style:text-properties fo:font-size="4.90000009536743pt" fo:font-weight="bold" style:font-size-asian="4pt" style:font-weight-asian="bold" style:font-size-complex="4.90000009536743pt" style:font-weight-complex="bold"/>
    </style:style>
    <style:style style:name="T51" style:family="text">
      <style:text-properties fo:font-weight="bold" style:font-weight-asian="bold" style:font-weight-complex="bold"/>
    </style:style>
    <style:style style:name="gr1" style:family="graphic">
      <style:graphic-properties draw:stroke="none" svg:stroke-color="#000000" draw:fill="solid" draw:fill-color="#ffffff" fo:min-height="1.002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37">Name: </text:span>Gavali Deshabhakt Nagnath<text:tab/><text:tab/> <text:s text:c="5"/>Data Structures and Algorithms</text:p>
      <text:p text:style-name="P32"><text:span text:style-name="T37">Roll No. </text:span>202CD005</text:p>
      <text:p text:style-name="P43"/>
      <text:p text:style-name="P44"/>
      <text:p text:style-name="P44"/>
      <text:p text:style-name="P45"><text:span text:style-name="T38">Assignment-</text:span><text:span text:style-name="T39">3</text:span></text:p>
      <text:p text:style-name="P43"/>
      <text:p text:style-name="P46"/>
      <text:p text:style-name="P46">Index</text:p>
      <text:p text:style-name="P4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432949279488">
          <table:table-cell table:style-name="Table1.A1" office:value-type="string">
            <text:p text:style-name="P54">Sr. No.</text:p>
          </table:table-cell>
          <table:table-cell table:style-name="Table1.A1" office:value-type="string">
            <text:p text:style-name="P54">Question</text:p>
          </table:table-cell>
          <table:table-cell table:style-name="Table1.C1" office:value-type="string">
            <text:p text:style-name="P54">Page No.</text:p>
          </table:table-cell>
        </table:table-row>
        <table:table-row table:style-name="TableLine94432950841184">
          <table:table-cell table:style-name="Table1.A2" office:value-type="string">
            <text:p text:style-name="P59">1</text:p>
          </table:table-cell>
          <table:table-cell table:style-name="Table1.A2" office:value-type="string">
            <text:p text:style-name="P50">Minimum spanning tree </text:p>
            <text:p text:style-name="P50"><text:s text:c="4"/><text:span text:style-name="T40">(a) </text:span>Prim’<text:span text:style-name="T40">s</text:span> Algorithm</text:p>
            <text:p text:style-name="P50"><text:s text:c="4"/><text:span text:style-name="T40">(b) Kruskal’s Algorithm</text:span></text:p>
          </table:table-cell>
          <table:table-cell table:style-name="Table1.C2" office:value-type="string">
            <text:p text:style-name="P62"/>
            <text:p text:style-name="P60"><text:bookmark-ref text:reference-format="page" text:ref-name="prims">2</text:bookmark-ref></text:p>
            <text:p text:style-name="P63"/>
            <text:p text:style-name="P56"><text:bookmark-ref text:reference-format="page" text:ref-name="krushkal">4</text:bookmark-ref></text:p>
          </table:table-cell>
        </table:table-row>
        <table:table-row table:style-name="TableLine94432973434768">
          <table:table-cell table:style-name="Table1.A2" office:value-type="string">
            <text:p text:style-name="P59">2</text:p>
          </table:table-cell>
          <table:table-cell table:style-name="Table1.A2" office:value-type="string">
            <text:p text:style-name="P51">Shortest path (between source vertex to all other vertices)</text:p>
            <text:p text:style-name="P52"><text:span text:style-name="T44"><text:s text:c="4"/>(a) </text:span>Dijkstra's Algorithm </text:p>
            <text:p text:style-name="P52"><text:s text:c="4"/><text:span text:style-name="T45">(b) </text:span>Bellman-Ford’<text:span text:style-name="T45">s</text:span> Algorithm</text:p>
          </table:table-cell>
          <table:table-cell table:style-name="Table1.C2" office:value-type="string">
            <text:p text:style-name="P64"/>
            <text:p text:style-name="P57"><text:bookmark-ref text:reference-format="page" text:ref-name="dijkstra">7</text:bookmark-ref></text:p>
            <text:p text:style-name="P64"/>
            <text:p text:style-name="P57"><text:bookmark-ref text:reference-format="page" text:ref-name="bellmanford">9</text:bookmark-ref></text:p>
          </table:table-cell>
        </table:table-row>
        <table:table-row table:style-name="TableLine94432958923456">
          <table:table-cell table:style-name="Table1.A2" office:value-type="string">
            <text:p text:style-name="P59">3</text:p>
          </table:table-cell>
          <table:table-cell table:style-name="Table1.A2" office:value-type="string">
            <text:p text:style-name="P49">Shortest path between any pair of vertices</text:p>
          </table:table-cell>
          <table:table-cell table:style-name="Table1.C2" office:value-type="string">
            <text:p text:style-name="P55"><text:bookmark-ref text:reference-format="page" text:ref-name="Shortest path between a pair of vertices.">11</text:bookmark-ref></text:p>
          </table:table-cell>
        </table:table-row>
        <table:table-row table:style-name="TableLine94432972161392">
          <table:table-cell table:style-name="Table1.A2" office:value-type="string">
            <text:p text:style-name="P59">4</text:p>
          </table:table-cell>
          <table:table-cell table:style-name="Table1.A2" office:value-type="string">
            <text:p text:style-name="P53">Knapsack problem </text:p>
            <text:p text:style-name="P47"><text:span text:style-name="T41"><text:s text:c="5"/></text:span><text:span text:style-name="T42">(a) <text:s/>Divisible objects</text:span></text:p>
            <text:p text:style-name="P61"><text:s text:c="5"/>(b) <text:s/>Indivisible objects</text:p>
          </table:table-cell>
          <table:table-cell table:style-name="Table1.C2" office:value-type="string">
            <text:p text:style-name="P65"/>
            <text:p text:style-name="P58"><text:bookmark-ref text:reference-format="page" text:ref-name="knapsack divisible">13</text:bookmark-ref></text:p>
            <text:p text:style-name="P65"/>
            <text:p text:style-name="P58"><text:bookmark-ref text:reference-format="page" text:ref-name="knapsack indivisible">15</text:bookmark-ref></text:p>
          </table:table-cell>
        </table:table-row>
        <table:table-row table:style-name="TableLine94432973965616">
          <table:table-cell table:style-name="Table1.A2" office:value-type="string">
            <text:p text:style-name="P59">5</text:p>
          </table:table-cell>
          <table:table-cell table:style-name="Table1.A2" office:value-type="string">
            <text:p text:style-name="P48"><text:span text:style-name="T43">T</text:span><text:span text:style-name="T41">ransportation </text:span><text:span text:style-name="T43">P</text:span><text:span text:style-name="T41">roblem</text:span></text:p>
          </table:table-cell>
          <table:table-cell table:style-name="Table1.C2" office:value-type="string">
            <text:p text:style-name="P58"><text:bookmark-ref text:reference-format="page" text:ref-name="Transportation problem">17</text:bookmark-ref></text:p>
          </table:table-cell>
        </table:table-row>
      </table:table>
      <text:p text:style-name="P33"/>
      <text:p text:style-name="P36">1. Minimum spanning tree: Prims and Kruskals Algorithm.</text:p>
      <text:p text:style-name="P1"/>
      <text:p text:style-name="P2"><text:bookmark-start text:name="prims"/>(a) Prim’s Algorithm<text:bookmark-end text:name="prims"/></text:p>
      <text:p text:style-name="P2">Program:</text:p>
      <text:p text:style-name="P16">#include &lt;iostream&gt;</text:p>
      <text:p text:style-name="P16">#define I 32767 <text:s text:c="12"/>//setting I to Maximum value</text:p>
      <text:p text:style-name="P16">using namespace std;</text:p>
      <text:p text:style-name="P16"><text:s/></text:p>
      <text:p text:style-name="P16">int main()</text:p>
      <text:p text:style-name="P16">{</text:p>
      <text:p text:style-name="P16"><text:s text:c="4"/>int cost[8][8] = {{I, I, I, I, I, I, I, I},</text:p>
      <text:p text:style-name="P16"><text:s text:c="21"/>{I, I, 25, I, I, I, 5, I},</text:p>
      <text:p text:style-name="P16"><text:s text:c="21"/>{I, 25, I, 12, I, I, I, 10},</text:p>
      <text:p text:style-name="P16"><text:s text:c="21"/>{I, I, 12, I, 8, I, I, I},</text:p>
      <text:p text:style-name="P16"><text:s text:c="21"/>{I, I, I, 8, I, 16, I, 14},</text:p>
      <text:p text:style-name="P16"><text:s text:c="21"/>{I, I, I, I, 16, I, 20, 18},</text:p>
      <text:p text:style-name="P16"><text:s text:c="21"/>{I, 5, I, I, I, 20, I, I},</text:p>
      <text:p text:style-name="P16"><text:s text:c="21"/>{I, I, 10, I, 14, 18, I, I}};</text:p>
      <text:p text:style-name="P16"><text:s text:c="4"/>int near[8] = {I, I, I, I, I, I, I, I};</text:p>
      <text:p text:style-name="P16"><text:s text:c="4"/>int t[3][6];</text:p>
      <text:p text:style-name="P16"><text:s text:c="4"/>int i,j,k,u,v,w,n=7,min=I; <text:s text:c="7"/>//n=7 because we're skipping first row and first column</text:p>
      <text:p text:style-name="P16"/>
      <text:p text:style-name="P16"><text:s text:c="4"/>/*Finding first min wt edge*/</text:p>
      <text:p text:style-name="P16"><text:s text:c="4"/></text:p>
      <text:p text:style-name="P16"><text:s text:c="4"/>for(i=1;i&lt;=n;i++) <text:s text:c="10"/>//scanning upper triangular matrix for minimum weight edge</text:p>
      <text:p text:style-name="P16"><text:s text:c="4"/>{</text:p>
      <text:p text:style-name="P16"><text:s text:c="8"/>for(j=i;j&lt;=n;j++)</text:p>
      <text:p text:style-name="P16"><text:s text:c="8"/>{</text:p>
      <text:p text:style-name="P16"><text:s text:c="12"/>if(cost[i][j]&lt;min)</text:p>
      <text:p text:style-name="P16"><text:s text:c="12"/>{</text:p>
      <text:p text:style-name="P16"><text:s text:c="16"/>min=cost[i][j];</text:p>
      <text:p text:style-name="P16"><text:s text:c="16"/>u=i;v=j;w=cost[i][j]; <text:s text:c="8"/>// storing co-ordinates of min wt edge in u,v</text:p>
      <text:p text:style-name="P16"><text:s text:c="12"/>}</text:p>
      <text:p text:style-name="P16"><text:s text:c="8"/>}</text:p>
      <text:p text:style-name="P16"><text:s text:c="4"/>}</text:p>
      <text:p text:style-name="P16"><text:s text:c="4"/>near[u]=near[v]=0; <text:s text:c="9"/>// marking corr near indices to 0 i.e marking edge as visited</text:p>
      <text:p text:style-name="P16"><text:s text:c="4"/>t[0][0]=u;t[1][0]=v;t[2][0]=w; <text:s text:c="7"/>// storing u,v in t matrix</text:p>
      <text:p text:style-name="P16"><text:s text:c="4"/>for(i=1;i&lt;=n;i++)</text:p>
      <text:p text:style-name="P16"><text:s text:c="4"/>{</text:p>
      <text:p text:style-name="P16"><text:s text:c="8"/>if(near[i]!=0) <text:s text:c="9"/>// check if node is not visited</text:p>
      <text:p text:style-name="P16"><text:s text:c="8"/>{</text:p>
      <text:p text:style-name="P16"><text:s text:c="12"/>if(cost[i][u]&lt;cost[i][v]) <text:s text:c="6"/>// compare wt of near edges and update them in near array</text:p>
      <text:p text:style-name="P16"><text:s text:c="16"/>near[i]=u;</text:p>
      <text:p text:style-name="P16"><text:s text:c="12"/>else</text:p>
      <text:p text:style-name="P16"><text:s text:c="16"/>near[i]=v;</text:p>
      <text:p text:style-name="P16"><text:s text:c="8"/>}</text:p>
      <text:p text:style-name="P16"><text:s text:c="4"/>}</text:p>
      <text:p text:style-name="P16"><text:s text:c="4"/>/* doing above procedure for all remaining edges */</text:p>
      <text:p text:style-name="P16"><text:s text:c="4"/>for(i=1;i&lt;n-1;i++) <text:s text:c="8"/></text:p>
      <text:p text:style-name="P16"><text:soft-page-break/><text:s text:c="4"/>{</text:p>
      <text:p text:style-name="P16"><text:s text:c="8"/>min=I;</text:p>
      <text:p text:style-name="P16"><text:s text:c="8"/>for(j=1;j&lt;=n;j++)</text:p>
      <text:p text:style-name="P16"><text:s text:c="8"/>{</text:p>
      <text:p text:style-name="P16"><text:s text:c="12"/>if(near[j]!=0 &amp;&amp; cost[j][near[j]]&lt;min)</text:p>
      <text:p text:style-name="P16"><text:s text:c="12"/>{</text:p>
      <text:p text:style-name="P16"><text:s text:c="16"/>k=j;</text:p>
      <text:p text:style-name="P16"><text:s text:c="16"/>min=cost[j][near[j]];</text:p>
      <text:p text:style-name="P16"><text:s text:c="12"/>}</text:p>
      <text:p text:style-name="P16"><text:s text:c="8"/>}</text:p>
      <text:p text:style-name="P16"><text:s text:c="8"/>t[0][i]=k;</text:p>
      <text:p text:style-name="P16"><text:s text:c="8"/>t[1][i]=near[k];</text:p>
      <text:p text:style-name="P16"><text:s text:c="8"/>t[2][i]=min;</text:p>
      <text:p text:style-name="P16"><text:s text:c="8"/>near[k]=0;</text:p>
      <text:p text:style-name="P16"><text:s text:c="8"/>for(j=1;j&lt;=n;j++)</text:p>
      <text:p text:style-name="P16"><text:s text:c="8"/>{</text:p>
      <text:p text:style-name="P16"><text:s text:c="12"/>if(near[j]!=0 &amp;&amp; cost[j][k]&lt;cost[j][near[j]] )</text:p>
      <text:p text:style-name="P16"><text:s text:c="12"/>{</text:p>
      <text:p text:style-name="P16"><text:s text:c="16"/>near[j]=k;</text:p>
      <text:p text:style-name="P16"><text:s text:c="12"/>}</text:p>
      <text:p text:style-name="P16"><text:s text:c="8"/>}</text:p>
      <text:p text:style-name="P16"><text:s text:c="4"/>}</text:p>
      <text:p text:style-name="P16"><text:s text:c="4"/>cout &lt;&lt; "\n\n\tPrim's Algorithm\n";</text:p>
      <text:p text:style-name="P16"><text:s text:c="4"/>cout &lt;&lt; "\nOutput is printed in following form: (start vertex, end vertex, weight)" &lt;&lt; endl;</text:p>
      <text:p text:style-name="P16"><text:s text:c="4"/>cout &lt;&lt; "\nMinimum Spanning Tree using Prim's Algorithm:\n";</text:p>
      <text:p text:style-name="P16"><text:s text:c="4"/>for (i = 0; i &lt; n - 1; i++)</text:p>
      <text:p text:style-name="P16"><text:s text:c="4"/>{</text:p>
      <text:p text:style-name="P16"><text:s text:c="8"/>cout &lt;&lt; "(" &lt;&lt; t[0][i] &lt;&lt; "," &lt;&lt; t[1][i] &lt;&lt; "," &lt;&lt; t[2][i] &lt;&lt;")";</text:p>
      <text:p text:style-name="P16"><text:s text:c="8"/>if(i!=n-2)</text:p>
      <text:p text:style-name="P16"><text:s text:c="8"/>{</text:p>
      <text:p text:style-name="P16"><text:s text:c="12"/>cout &lt;&lt; " --&gt; ";</text:p>
      <text:p text:style-name="P16"><text:s text:c="8"/>}</text:p>
      <text:p text:style-name="P16"><text:s text:c="4"/>}</text:p>
      <text:p text:style-name="P16"><text:s text:c="4"/>int t_wt=0;</text:p>
      <text:p text:style-name="P16"><text:s text:c="4"/>for(int i=0;i&lt;n;i++)</text:p>
      <text:p text:style-name="P16"><text:s text:c="4"/>{</text:p>
      <text:p text:style-name="P16"><text:s text:c="8"/>t_wt+=t[2][i];</text:p>
      <text:p text:style-name="P16"><text:s text:c="4"/>}</text:p>
      <text:p text:style-name="P16"><text:s text:c="4"/>cout &lt;&lt; "\n\nTotal Minimum Weight: " &lt;&lt; t_wt &lt;&lt; endl;</text:p>
      <text:p text:style-name="P16"><text:s text:c="4"/>cout &lt;&lt; endl;</text:p>
      <text:p text:style-name="P16">}</text:p>
      <text:p text:style-name="P16"/>
      <text:p text:style-name="P2"/>
      <text:p text:style-name="P37">Output:</text:p>
      <text:p text:style-name="P16"/>
      <text:p text:style-name="P16"><text:s text:c="8"/>Prim's Algorithm</text:p>
      <text:p text:style-name="P16"/>
      <text:p text:style-name="P16">Output is printed in following form: (start vertex, end vertex, weight)</text:p>
      <text:p text:style-name="P16"/>
      <text:p text:style-name="P16">Minimum Spanning Tree using Prim's Algorithm:</text:p>
      <text:p text:style-name="P16">(1,6,5) --&gt; (5,6,20) --&gt; (4,5,16) --&gt; (3,4,8) --&gt; (2,3,12) --&gt; (7,2,10)</text:p>
      <text:p text:style-name="P16"/>
      <text:p text:style-name="P16">Total Minimum Weight: 71</text:p>
      <text:p text:style-name="P16"/>
      <text:p text:style-name="P2">Complexity:</text:p>
      <text:p text:style-name="P29"><text:span text:style-name="T23">1. Time complexity of Prim’s Algorithm is O(</text:span><text:span text:style-name="T20">n</text:span><text:span text:style-name="T16">2</text:span><text:span text:style-name="T23">) </text:span><text:span text:style-name="T24">i.e.</text:span><text:span text:style-name="T23"> </text:span><text:span text:style-name="T24">(O(V*E)</text:span></text:p>
      <text:p text:style-name="P35"><text:span text:style-name="T24">2. </text:span><text:span text:style-name="T25">If we use </text:span><text:span text:style-name="T24">Heap </text:span><text:span text:style-name="T25">to find minimum cost edge then</text:span><text:span text:style-name="T24"> we can reduce </text:span><text:span text:style-name="T26">time complexity</text:span><text:span text:style-name="T24"> to O(nlogn).</text:span></text:p>
      <text:p text:style-name="P66"/>
      <text:p text:style-name="P66"/>
      <text:p text:style-name="P67"><text:bookmark-start text:name="krushkal"/>(b) Krushkal’s Algorithm<text:bookmark-end text:name="krushkal"/></text:p>
      <text:p text:style-name="P2"/>
      <text:p text:style-name="P2">Program:</text:p>
      <text:p text:style-name="P16">#include&lt;iostream&gt;</text:p>
      <text:p text:style-name="P16">using namespace std;</text:p>
      <text:p text:style-name="P16"/>
      <text:p text:style-name="P16">#define I 32767</text:p>
      <text:p text:style-name="P16"/>
      <text:p text:style-name="P16">int edge[9][3]={{1,2,15},{1,6,10},{2,5,25},{2,7,14},{3,4,22},</text:p>
      <text:p text:style-name="P16">{4,5,52},{4,7,21},{3,6,25},{5,7,34}};</text:p>
      <text:p text:style-name="P16"/>
      <text:p text:style-name="P16">int s[8]={-1,-1,-1,-1,-1,-1,-1,-1};</text:p>
      <text:p text:style-name="P16"/>
      <text:p text:style-name="P16">int t[3][6];</text:p>
      <text:p text:style-name="P16"/>
      <text:p text:style-name="P16">int included[9]={0};</text:p>
      <text:p text:style-name="P16"/>
      <text:p text:style-name="P16">void unionfunc(int u,int v)</text:p>
      <text:p text:style-name="P16">{</text:p>
      <text:p text:style-name="P16"><text:s text:c="4"/>if(s[u]&lt;s[v])</text:p>
      <text:p text:style-name="P16"><text:s text:c="4"/>{</text:p>
      <text:p text:style-name="P16"><text:s text:c="8"/>s[u]=s[u]+s[v];</text:p>
      <text:p text:style-name="P16"><text:s text:c="8"/>s[v]=u;</text:p>
      <text:p text:style-name="P16"><text:s text:c="4"/>}</text:p>
      <text:p text:style-name="P16"><text:s text:c="4"/>else</text:p>
      <text:p text:style-name="P16"><text:s text:c="4"/>{</text:p>
      <text:p text:style-name="P16"><text:s text:c="8"/>s[v]=s[u]+s[v];</text:p>
      <text:p text:style-name="P16"><text:s text:c="8"/>s[u]=v;</text:p>
      <text:p text:style-name="P16"><text:s text:c="4"/>}</text:p>
      <text:p text:style-name="P16">}</text:p>
      <text:p text:style-name="P16">int find(int u)</text:p>
      <text:p text:style-name="P16">{</text:p>
      <text:p text:style-name="P16"><text:s text:c="4"/>int x=u,v=0;</text:p>
      <text:p text:style-name="P16"><text:soft-page-break/><text:s text:c="4"/>while(s[x]&gt;0)</text:p>
      <text:p text:style-name="P16"><text:s text:c="4"/>{</text:p>
      <text:p text:style-name="P16"><text:s text:c="8"/>x=s[x];</text:p>
      <text:p text:style-name="P16"><text:s text:c="4"/>}</text:p>
      <text:p text:style-name="P16"><text:s text:c="4"/>/*connecting node to head node*/</text:p>
      <text:p text:style-name="P16"><text:s text:c="4"/>while(u!=x)</text:p>
      <text:p text:style-name="P16"><text:s text:c="4"/>{</text:p>
      <text:p text:style-name="P16"><text:s text:c="8"/>v=s[u];</text:p>
      <text:p text:style-name="P16"><text:s text:c="8"/>s[u]=x;</text:p>
      <text:p text:style-name="P16"><text:s text:c="8"/>u=v;</text:p>
      <text:p text:style-name="P16"><text:s text:c="4"/>}</text:p>
      <text:p text:style-name="P16"><text:s text:c="4"/>return x;</text:p>
      <text:p text:style-name="P16">}</text:p>
      <text:p text:style-name="P16">int main()</text:p>
      <text:p text:style-name="P16">{</text:p>
      <text:p text:style-name="P16"><text:s text:c="4"/>int u=0,v=0,i,j,k=0,min=I,n=7,e=9; <text:s text:c="9"/>//e--&gt;number of edges</text:p>
      <text:p text:style-name="P16"><text:s text:c="4"/>i=0;</text:p>
      <text:p text:style-name="P16"><text:s text:c="4"/>while(i&lt;n-1)</text:p>
      <text:p text:style-name="P16"><text:s text:c="4"/>{</text:p>
      <text:p text:style-name="P16"><text:s text:c="8"/>min=I;</text:p>
      <text:p text:style-name="P16"><text:s text:c="8"/>for(j=0;j&lt;e;j++)</text:p>
      <text:p text:style-name="P16"><text:s text:c="8"/>{</text:p>
      <text:p text:style-name="P16"><text:s text:c="12"/>if(included[j]==0 &amp;&amp; edge[j][2]&lt;min)</text:p>
      <text:p text:style-name="P16"><text:s text:c="12"/>{</text:p>
      <text:p text:style-name="P16"><text:s text:c="16"/>u=edge[j][0];</text:p>
      <text:p text:style-name="P16"><text:s text:c="16"/>v=edge[j][1];</text:p>
      <text:p text:style-name="P16"><text:s text:c="16"/>min=edge[j][2];</text:p>
      <text:p text:style-name="P16"><text:s text:c="16"/>k=j;</text:p>
      <text:p text:style-name="P16"><text:s text:c="12"/>}</text:p>
      <text:p text:style-name="P16"><text:s text:c="8"/>}</text:p>
      <text:p text:style-name="P16"><text:s text:c="8"/>if(find(u)!=find(v))</text:p>
      <text:p text:style-name="P16"><text:s text:c="8"/>{</text:p>
      <text:p text:style-name="P16"><text:s text:c="12"/>t[0][i]=u;</text:p>
      <text:p text:style-name="P16"><text:s text:c="12"/>t[1][i]=v;</text:p>
      <text:p text:style-name="P16"><text:s text:c="12"/>t[2][i]=min;</text:p>
      <text:p text:style-name="P16"><text:s text:c="12"/>unionfunc(find(u),find(v));</text:p>
      <text:p text:style-name="P16"><text:s text:c="12"/>i++;</text:p>
      <text:p text:style-name="P16"><text:s text:c="8"/>}</text:p>
      <text:p text:style-name="P16"><text:s text:c="8"/>included[k]=1;</text:p>
      <text:p text:style-name="P16"><text:s text:c="4"/>}</text:p>
      <text:p text:style-name="P16"><text:s text:c="4"/>cout &lt;&lt; "\n\tKrushkal's Algorithm\n";</text:p>
      <text:p text:style-name="P16"><text:s text:c="4"/>cout &lt;&lt; "\nOutput is printed in following form: (start vertex, end vertex, weight)" &lt;&lt; endl;</text:p>
      <text:p text:style-name="P16"><text:s text:c="4"/>cout &lt;&lt; "\nMinimum Spanning Tree using Krushkal's Algorithm:\n";</text:p>
      <text:p text:style-name="P16"><text:s text:c="4"/>for (i = 0; i &lt; n-1; i++)</text:p>
      <text:p text:style-name="P16"><text:s text:c="4"/>{</text:p>
      <text:p text:style-name="P16"><text:s text:c="8"/>cout &lt;&lt; "(" &lt;&lt; t[0][i] &lt;&lt; "," &lt;&lt; t[1][i] &lt;&lt; "," &lt;&lt; t[2][i] &lt;&lt;")";</text:p>
      <text:p text:style-name="P16"><text:s text:c="8"/>if(i!=n-2)</text:p>
      <text:p text:style-name="P16"><text:s text:c="8"/>{</text:p>
      <text:p text:style-name="P16"><text:s text:c="12"/>cout &lt;&lt; " --&gt; ";</text:p>
      <text:p text:style-name="P16"><text:soft-page-break/><text:s text:c="8"/>}</text:p>
      <text:p text:style-name="P16"><text:s text:c="4"/>}</text:p>
      <text:p text:style-name="P16"><text:s text:c="4"/>int t_wt=0;</text:p>
      <text:p text:style-name="P16"><text:s text:c="4"/>for(int i=0;i&lt;n;i++)</text:p>
      <text:p text:style-name="P16"><text:s text:c="4"/>{</text:p>
      <text:p text:style-name="P16"><text:s text:c="8"/>t_wt+=t[2][i];</text:p>
      <text:p text:style-name="P16"><text:s text:c="4"/>}</text:p>
      <text:p text:style-name="P16"><text:s text:c="4"/>cout &lt;&lt; "\n\nTotal Minimum Weight: " &lt;&lt; t_wt &lt;&lt; endl;</text:p>
      <text:p text:style-name="P16"><text:s text:c="4"/>cout &lt;&lt; endl;</text:p>
      <text:p text:style-name="P16">}</text:p>
      <text:p text:style-name="P16"/>
      <text:p text:style-name="P2">Output:</text:p>
      <text:p text:style-name="P16"/>
      <text:p text:style-name="P16"><text:s text:c="8"/>Krushkal's Algorithm</text:p>
      <text:p text:style-name="P16"/>
      <text:p text:style-name="P16">Output is printed in following form: (start vertex, end vertex, weight)</text:p>
      <text:p text:style-name="P16"/>
      <text:p text:style-name="P16">Minimum Spanning Tree using Krushkal's Algorithm:</text:p>
      <text:p text:style-name="P16">(1,6,10) --&gt; (2,7,14) --&gt; (1,2,15) --&gt; (4,7,21) --&gt; (3,4,22) --&gt; (2,5,25)</text:p>
      <text:p text:style-name="P16"/>
      <text:p text:style-name="P16">Total Minimum Weight: 107</text:p>
      <text:p text:style-name="P16"/>
      <text:p text:style-name="P2">Complexity:</text:p>
      <text:p text:style-name="P30"><text:span text:style-name="T23">1. Time complexity of </text:span><text:span text:style-name="T27">Krushkal</text:span><text:span text:style-name="T23">’s Algorithm is O(</text:span><text:span text:style-name="T20">n</text:span><text:span text:style-name="T16">2</text:span><text:span text:style-name="T23">) </text:span><text:span text:style-name="T24">i.e.</text:span><text:span text:style-name="T23"> </text:span><text:span text:style-name="T24">(O(V*E)</text:span></text:p>
      <text:p text:style-name="P3"><text:span text:style-name="T24">2. </text:span><text:span text:style-name="T25">If we use </text:span><text:span text:style-name="T24">Heap </text:span><text:span text:style-name="T25">to find minimum cost edge then</text:span><text:span text:style-name="T24"> we can reduce </text:span><text:span text:style-name="T26">time complexity</text:span><text:span text:style-name="T24"> to O(nlogn).</text:span></text:p>
      <text:p text:style-name="P37">2. Shortest path (between source vertex to all other vertices): Dijkstra's Algorithm and Bellman</text:p>
      <text:p text:style-name="P2">Ford Algorithm</text:p>
      <text:p text:style-name="P2"/>
      <text:p text:style-name="P4"><text:bookmark-start text:name="dijkstra"/>(a) Dijkstra’s Algorithm<text:bookmark-end text:name="dijkstra"/></text:p>
      <text:p text:style-name="P4">Program:</text:p>
      <text:p text:style-name="P17">#include&lt;iostream&gt;</text:p>
      <text:p text:style-name="P17">#include&lt;limits.h&gt;</text:p>
      <text:p text:style-name="P17">#include&lt;stdlib.h&gt;</text:p>
      <text:p text:style-name="P17">#include&lt;stdio.h&gt;</text:p>
      <text:p text:style-name="P17">using namespace std;</text:p>
      <text:p text:style-name="P17"/>
      <text:p text:style-name="P17">#define N 9 <text:s text:c="4"/>//N--&gt; number of vertices</text:p>
      <text:p text:style-name="P17"/>
      <text:p text:style-name="P17"/>
      <text:p text:style-name="P17">// Function to find vertex with minimum distance from set of vertices not yet included</text:p>
      <text:p text:style-name="P17">int minDist(int d[], int included[])</text:p>
      <text:p text:style-name="P17">{</text:p>
      <text:p text:style-name="P17"><text:s text:c="4"/>int min=INT_MAX,minIndex;</text:p>
      <text:p text:style-name="P17"><text:s text:c="4"/>for(int v=0;v&lt;N;v++)</text:p>
      <text:p text:style-name="P17"><text:s text:c="4"/>{</text:p>
      <text:p text:style-name="P17"><text:s text:c="8"/>if(included[v]==0 &amp;&amp; d[v]&lt;=min)</text:p>
      <text:p text:style-name="P17"><text:s text:c="8"/>{</text:p>
      <text:p text:style-name="P17"><text:s text:c="12"/>min=d[v];</text:p>
      <text:p text:style-name="P17"><text:s text:c="12"/>minIndex=v;</text:p>
      <text:p text:style-name="P17"><text:s text:c="8"/>}</text:p>
      <text:p text:style-name="P17"><text:s text:c="4"/>}</text:p>
      <text:p text:style-name="P17"><text:s text:c="4"/>return minIndex;</text:p>
      <text:p text:style-name="P17">}</text:p>
      <text:p text:style-name="P17">void printSolution(int d[],int source)</text:p>
      <text:p text:style-name="P17">{</text:p>
      <text:p text:style-name="P17"><text:s text:c="4"/>cout &lt;&lt; "Source: " &lt;&lt; source &lt;&lt; endl;</text:p>
      <text:p text:style-name="P17"><text:s text:c="4"/>cout &lt;&lt; "Vertex \t\tDistance from Source"&lt;&lt;endl; </text:p>
      <text:p text:style-name="P17"><text:s text:c="4"/>for (int i = 0; i &lt; N; i++) </text:p>
      <text:p text:style-name="P17"><text:s text:c="8"/>if(i!=source)</text:p>
      <text:p text:style-name="P17"><text:s text:c="12"/>cout &lt;&lt; i &lt;&lt;"\t<text:span text:style-name="T8">\t</text:span>"&lt;&lt; d[i]&lt;&lt;endl; </text:p>
      <text:p text:style-name="P17">}</text:p>
      <text:p text:style-name="P17">void dijkstrasAlgorithm(int g[N][N],int source)</text:p>
      <text:p text:style-name="P17">{</text:p>
      <text:p text:style-name="P17"><text:s text:c="4"/>int d[N],included[N]={0};</text:p>
      <text:p text:style-name="P17"><text:s text:c="4"/></text:p>
      <text:p text:style-name="P17"><text:s text:c="4"/>//Initialize all distances as Infinite and included[v]=0</text:p>
      <text:p text:style-name="P17"><text:s text:c="4"/>for(int v=0;v&lt;N;v++)</text:p>
      <text:p text:style-name="P17"><text:s text:c="4"/>{</text:p>
      <text:p text:style-name="P17"><text:s text:c="8"/>d[v]=INT_MAX;</text:p>
      <text:p text:style-name="P17"><text:s text:c="8"/>included[v]=0;</text:p>
      <text:p text:style-name="P17"><text:s text:c="4"/>}</text:p>
      <text:p text:style-name="P17"><text:s text:c="4"/>d[source]=0;</text:p>
      <text:p text:style-name="P17"><text:s text:c="4"/>// Finding shortest path for all vertices</text:p>
      <text:p text:style-name="P17"><text:s text:c="4"/>for(int i=0;i&lt;N-1;i++)</text:p>
      <text:p text:style-name="P17"><text:soft-page-break/><text:s text:c="4"/>{</text:p>
      <text:p text:style-name="P17"><text:s text:c="8"/>int min_dist=minDist(d,included);</text:p>
      <text:p text:style-name="P17"><text:s text:c="8"/>included[min_dist]=1;</text:p>
      <text:p text:style-name="P17"/>
      <text:p text:style-name="P17"><text:s text:c="8"/>for(int v=0;v&lt;N;v++)</text:p>
      <text:p text:style-name="P17"><text:s text:c="8"/>{</text:p>
      <text:p text:style-name="P17"><text:s text:c="12"/>if(included[v]==0 &amp;&amp; g[min_dist][v] &amp;&amp; d[min_dist]!=INT_MAX &amp;&amp; d[min_dist]+ g[min_dist][v] &lt; d[v])</text:p>
      <text:p text:style-name="P17"><text:s text:c="16"/>d[v] = d[min_dist] + g[min_dist][v];</text:p>
      <text:p text:style-name="P17"><text:s text:c="8"/>}</text:p>
      <text:p text:style-name="P17"><text:s text:c="4"/>}</text:p>
      <text:p text:style-name="P17"><text:s text:c="4"/>printSolution(d,source);</text:p>
      <text:p text:style-name="P17">}</text:p>
      <text:p text:style-name="P17">int main()</text:p>
      <text:p text:style-name="P17">{</text:p>
      <text:p text:style-name="P17"><text:s text:c="4"/>int graph[N][N] = { { 0, 24, 0, 0, 0, 0, 0, 8, 0 }, </text:p>
      <text:p text:style-name="P17"><text:s text:c="24"/>{ 24, 0, 18, 0, 0, 0, 0, 11, 0 }, </text:p>
      <text:p text:style-name="P17"><text:s text:c="24"/>{ 0, 18, 0, 17, 0, 40, 0, 0, 20 }, </text:p>
      <text:p text:style-name="P17"><text:s text:c="24"/>{ 0, 0, 17, 0, 9, 2, 0, 0, 0 }, </text:p>
      <text:p text:style-name="P17"><text:s text:c="24"/>{ 0, 0, 0, 9, 0, 42, 0, 0, 0 }, </text:p>
      <text:p text:style-name="P17"><text:s text:c="24"/>{ 0, 0, 40, 2, 42, 0, 12, 0, 0 }, </text:p>
      <text:p text:style-name="P17"><text:s text:c="24"/>{ 0, 0, 0, 0, 0, 12, 0, 15, 36 }, </text:p>
      <text:p text:style-name="P17"><text:s text:c="24"/>{ 8, 11, 0, 0, 0, 0, 15, 0, 27 }, </text:p>
      <text:p text:style-name="P17"><text:s text:c="24"/>{ 0, 0, 20, 0, 0, 0, 36, 27, 0 } }; </text:p>
      <text:p text:style-name="P17"><text:s text:c="4"/>cout &lt;&lt; "\n\tDijkstra's Algorithm Implementation\t\n\n";</text:p>
      <text:p text:style-name="P17"><text:s text:c="4"/>dijkstrasAlgorithm(graph, 0); </text:p>
      <text:p text:style-name="P17">}</text:p>
      <text:p text:style-name="P17"/>
      <text:p text:style-name="P4">Output:</text:p>
      <text:p text:style-name="P4"/>
      <text:p text:style-name="P17"/>
      <text:p text:style-name="P17"><text:s text:c="8"/>Dijkstra's Algorithm Implementation</text:p>
      <text:p text:style-name="P17"/>
      <text:p text:style-name="P17">Source: 0</text:p>
      <text:p text:style-name="P17">Vertex <text:s text:c="6"/>Distance from Source</text:p>
      <text:p text:style-name="P17">1 <text:s text:c="14"/>19</text:p>
      <text:p text:style-name="P17">2 <text:s text:c="14"/>54</text:p>
      <text:p text:style-name="P17">3 <text:s text:c="14"/>37</text:p>
      <text:p text:style-name="P17">4 <text:s text:c="14"/>46</text:p>
      <text:p text:style-name="P17">5 <text:s text:c="14"/>35</text:p>
      <text:p text:style-name="P17">6 <text:s text:c="14"/>23</text:p>
      <text:p text:style-name="P17">7 <text:s text:c="14"/>8</text:p>
      <text:p text:style-name="P34"><text:span text:style-name="T29">8 <text:s text:c="14"/></text:span><text:span text:style-name="T30">35</text:span></text:p>
      <text:p text:style-name="P17"/>
      <text:p text:style-name="P5">Complexity:</text:p>
      <text:p text:style-name="P28"><text:tab/>The time complexity of Dijkstra’s Algorithm is O(n<text:span text:style-name="T15">2</text:span><text:span text:style-name="T19">).</text:span></text:p>
      <text:p text:style-name="P38"><text:bookmark-start text:name="bellmanford"/>(b) Bellman-Ford’s Algorithm<text:bookmark-end text:name="bellmanford"/></text:p>
      <text:p text:style-name="P5">Program:</text:p>
      <text:p text:style-name="P18">#include &lt;iostream&gt;</text:p>
      <text:p text:style-name="P18">#include &lt;limits.h&gt;</text:p>
      <text:p text:style-name="P18">using namespace std;</text:p>
      <text:p text:style-name="P18"/>
      <text:p text:style-name="P18">void printSolution(int d[], int V, int source)</text:p>
      <text:p text:style-name="P18">{</text:p>
      <text:p text:style-name="P18"><text:s text:c="4"/>cout &lt;&lt; "Source: " &lt;&lt; source &lt;&lt; endl;</text:p>
      <text:p text:style-name="P18"><text:s text:c="4"/>cout &lt;&lt; "Vertex \t\tDistance from Source" &lt;&lt; endl;</text:p>
      <text:p text:style-name="P18"><text:s text:c="4"/>for (int i = 0; i &lt; V; i++)</text:p>
      <text:p text:style-name="P18"><text:s text:c="4"/>{</text:p>
      <text:p text:style-name="P18"><text:s text:c="8"/>if (i != source)</text:p>
      <text:p text:style-name="P18"><text:s text:c="8"/>{</text:p>
      <text:p text:style-name="P18"><text:s text:c="12"/>if (d[i] &lt; INT_MAX)</text:p>
      <text:p text:style-name="P18"><text:s text:c="16"/>cout &lt;&lt; i &lt;&lt; "\t\t" &lt;&lt; d[i] &lt;&lt; endl;</text:p>
      <text:p text:style-name="P18"><text:s text:c="12"/>else if (d[i] &gt; 32767) <text:s text:c="21"/>//INT_MAX==32767 largest 16 bit integer value</text:p>
      <text:p text:style-name="P18"><text:s text:c="16"/>cout &lt;&lt; i &lt;&lt; "\t<text:span text:style-name="T9">\t</text:span>"&lt;&lt; "INFINITE" &lt;&lt; endl;</text:p>
      <text:p text:style-name="P18"><text:s text:c="8"/>}</text:p>
      <text:p text:style-name="P18"><text:s text:c="4"/>}</text:p>
      <text:p text:style-name="P18">}</text:p>
      <text:p text:style-name="P18"/>
      <text:p text:style-name="P18">void BellmanFord(int edge[][3], int V, int E, int src)</text:p>
      <text:p text:style-name="P18">{</text:p>
      <text:p text:style-name="P18"><text:s text:c="4"/>int dist[V];</text:p>
      <text:p text:style-name="P18"/>
      <text:p text:style-name="P18"><text:s text:c="4"/>// Step 1: Initialize distances from src to all other vertices as INFINITE</text:p>
      <text:p text:style-name="P18"><text:s text:c="4"/>for (int i = 0; i &lt; V; i++)</text:p>
      <text:p text:style-name="P18"><text:s text:c="8"/>dist[i] = INT_MAX;</text:p>
      <text:p text:style-name="P18"><text:s text:c="4"/>dist[src] = 0;</text:p>
      <text:p text:style-name="P18"/>
      <text:p text:style-name="P18"><text:s text:c="4"/>/*Step 2: Relax all edges |V| - 1 times. A simple shortest path from src to any other vertex can have at-most |V| - 1 edges */</text:p>
      <text:p text:style-name="P18"><text:s text:c="4"/>for (int i = 1; i &lt;= V - 1; i++)</text:p>
      <text:p text:style-name="P18"><text:s text:c="4"/>{</text:p>
      <text:p text:style-name="P18"><text:s text:c="8"/>for (int j = 0; j &lt; E; j++)</text:p>
      <text:p text:style-name="P18"><text:s text:c="8"/>{</text:p>
      <text:p text:style-name="P18"><text:s text:c="12"/>int u = edge[j][0];</text:p>
      <text:p text:style-name="P18"><text:s text:c="12"/>int v = edge[j][1];</text:p>
      <text:p text:style-name="P18"><text:s text:c="12"/>int weight = edge[j][2];</text:p>
      <text:p text:style-name="P18"><text:s text:c="12"/>if (dist[u] != INT_MAX &amp;&amp; dist[u] + weight &lt; dist[v])</text:p>
      <text:p text:style-name="P18"><text:s text:c="16"/>dist[v] = dist[u] + weight;</text:p>
      <text:p text:style-name="P18"><text:s text:c="8"/>}</text:p>
      <text:p text:style-name="P18"><text:s text:c="4"/>}</text:p>
      <text:p text:style-name="P18"><text:s text:c="4"/>/*Step 3: check for negative-weight cycles. The above step guarantees shortest distances if graph doesn't contain </text:p>
      <text:p text:style-name="P18"><text:s text:c="4"/>negative weight cycle. <text:s/>If we get a shorter path, then there is a cycle.*/</text:p>
      <text:p text:style-name="P18"><text:s text:c="4"/>for (int j = 0; j &lt; E; j++)</text:p>
      <text:p text:style-name="P18"><text:s text:c="4"/>{</text:p>
      <text:p text:style-name="P18"><text:soft-page-break/><text:s text:c="8"/>int u = edge[j][0];</text:p>
      <text:p text:style-name="P18"><text:s text:c="8"/>int v = edge[j][1];</text:p>
      <text:p text:style-name="P18"><text:s text:c="8"/>int weight = edge[j][2];</text:p>
      <text:p text:style-name="P18"><text:s text:c="8"/>if (dist[u] != INT_MAX &amp;&amp; dist[u] + weight &lt; dist[v])</text:p>
      <text:p text:style-name="P18"><text:s text:c="8"/>{</text:p>
      <text:p text:style-name="P18"><text:s text:c="12"/>printf("Graph contains negative weight cycle");</text:p>
      <text:p text:style-name="P18"><text:s text:c="12"/>return; // If negative cycle is detected, simply return</text:p>
      <text:p text:style-name="P18"><text:s text:c="8"/>}</text:p>
      <text:p text:style-name="P18"><text:s text:c="4"/>}</text:p>
      <text:p text:style-name="P18"/>
      <text:p text:style-name="P18"><text:s text:c="4"/>printSolution(dist, V, src);</text:p>
      <text:p text:style-name="P18"><text:s text:c="4"/>return;</text:p>
      <text:p text:style-name="P18">}</text:p>
      <text:p text:style-name="P18"/>
      <text:p text:style-name="P18">int main()</text:p>
      <text:p text:style-name="P18">{</text:p>
      <text:p text:style-name="P18"><text:s text:c="4"/>int V = 5; // Number of vertices in graph</text:p>
      <text:p text:style-name="P68"><text:span text:style-name="T31"><text:s text:c="4"/>int E = </text:span><text:span text:style-name="T32">8</text:span><text:span text:style-name="T31">; // Number of edges in graph</text:span></text:p>
      <text:p text:style-name="P18"><text:s text:c="4"/>int edge[][3] = {{0, 1, -1}, {0, 2, 4}, {1, 2, 3}, {1, 3, 2}, {1, 4, 2}, {3, 2, 5}, {3, 1, 1}, {4, 3, -3}};</text:p>
      <text:p text:style-name="P18"><text:s text:c="4"/>cout &lt;&lt; "\n\tImplementation of Bellman-Ford's Algorithm\t\n\n";</text:p>
      <text:p text:style-name="P18"><text:s text:c="4"/>BellmanFord(edge, V, E, 3);</text:p>
      <text:p text:style-name="P18"><text:s text:c="4"/>return 0;</text:p>
      <text:p text:style-name="P18">}</text:p>
      <text:p text:style-name="P18"/>
      <text:p text:style-name="P5">Output:</text:p>
      <text:p text:style-name="P18"/>
      <text:p text:style-name="P18"><text:s text:c="8"/>Implementation of Bellman-Ford's Algorithm</text:p>
      <text:p text:style-name="P18"/>
      <text:p text:style-name="P18">Source: 3</text:p>
      <text:p text:style-name="P18">Vertex <text:s text:c="6"/><text:tab/>Distance from Source</text:p>
      <text:p text:style-name="P18">0 <text:s text:c="6"/><text:tab/> <text:s text:c="4"/><text:tab/>INFINITE</text:p>
      <text:p text:style-name="P18">1 <text:s text:c="15"/><text:tab/>1</text:p>
      <text:p text:style-name="P18">2 <text:s text:c="14"/><text:tab/>4</text:p>
      <text:p text:style-name="P18">4 <text:s text:c="14"/><text:tab/>3</text:p>
      <text:p text:style-name="P18"/>
      <text:p text:style-name="P6">Complexity:</text:p>
      <text:p text:style-name="P19"><text:tab/><text:span text:style-name="T34">For a complete graph, the time complexity of Bellman-Ford Algorithm is </text:span><text:span text:style-name="T35">ϴ</text:span><text:span text:style-name="T36">(n</text:span><text:span text:style-name="T18">3</text:span><text:span text:style-name="T22">).</text:span></text:p>
      <text:p text:style-name="P41"><text:span text:style-name="T6">3.</text:span><text:bookmark text:name="Shortest path between a pair of vertices."/><text:span text:style-name="T2"> Shortest path </text:span><text:span text:style-name="T3">between a</text:span><text:span text:style-name="T7">ny</text:span><text:span text:style-name="T3"> pair of vertices </text:span><text:span text:style-name="T7">(Floyd-Warshall Algorithm)</text:span><text:span text:style-name="T3">.</text:span></text:p>
      <text:p text:style-name="P7"/>
      <text:p text:style-name="P7">Program:</text:p>
      <text:p text:style-name="P20">#include &lt;bits/stdc++.h&gt;</text:p>
      <text:p text:style-name="P20">using namespace std;</text:p>
      <text:p text:style-name="P20">#define I INT_MAX</text:p>
      <text:p text:style-name="P20"/>
      <text:p text:style-name="P20">void flyodWarshall(vector&lt;vector&lt;int&gt;&gt; g)</text:p>
      <text:p text:style-name="P20">{</text:p>
      <text:p text:style-name="P20"><text:tab/>int V = g.size();</text:p>
      <text:p text:style-name="P20"/>
      <text:p text:style-name="P20"><text:tab/>vector&lt;vector&lt;int&gt;&gt; dist = g;</text:p>
      <text:p text:style-name="P20"/>
      <text:p text:style-name="P20"><text:tab/>for (int k = 0; k &lt; V; k++)</text:p>
      <text:p text:style-name="P20"><text:tab/><text:tab/>for (int i = 0; i &lt; V; i++)</text:p>
      <text:p text:style-name="P20"><text:tab/><text:tab/><text:tab/>for (int j = 0; j &lt; V; j++)</text:p>
      <text:p text:style-name="P20"><text:tab/><text:tab/><text:tab/><text:tab/>if (dist[i][k] != I &amp;&amp; dist[k][j] != I &amp;&amp; dist[i][k] + dist[k][j] &lt; dist[i][j])</text:p>
      <text:p text:style-name="P20"><text:tab/><text:tab/><text:tab/><text:tab/><text:tab/>dist[i][j] = dist[i][k] + dist[k][j];</text:p>
      <text:p text:style-name="P20"/>
      <text:p text:style-name="P20"><text:tab/>cout &lt;&lt; endl;</text:p>
      <text:p text:style-name="P20"><text:tab/>cout &lt;&lt; "The Shortest path between any vertices is:\n";</text:p>
      <text:p text:style-name="P20"><text:tab/>for (int i = 0; i &lt; V; i++)</text:p>
      <text:p text:style-name="P20"><text:tab/>{</text:p>
      <text:p text:style-name="P20"><text:tab/><text:tab/>for (int j = 0; j &lt; V; j++)</text:p>
      <text:p text:style-name="P20"><text:tab/><text:tab/>{</text:p>
      <text:p text:style-name="P20"><text:tab/><text:tab/><text:tab/>if (dist[i][j] == INT_MAX)</text:p>
      <text:p text:style-name="P20"><text:tab/><text:tab/><text:tab/>{</text:p>
      <text:p text:style-name="P20"><text:tab/><text:tab/><text:tab/><text:tab/>cout &lt;&lt; "INFINITE\t";</text:p>
      <text:p text:style-name="P20"><text:tab/><text:tab/><text:tab/><text:tab/>continue;</text:p>
      <text:p text:style-name="P20"><text:tab/><text:tab/><text:tab/>}</text:p>
      <text:p text:style-name="P20"><text:tab/><text:tab/><text:tab/>cout &lt;&lt; dist[i][j] &lt;&lt; "\t";</text:p>
      <text:p text:style-name="P20"><text:tab/><text:tab/>}</text:p>
      <text:p text:style-name="P20"><text:tab/><text:tab/>cout &lt;&lt; endl;</text:p>
      <text:p text:style-name="P20"><text:tab/>}</text:p>
      <text:p text:style-name="P20">}</text:p>
      <text:p text:style-name="P20"/>
      <text:p text:style-name="P20">int main()</text:p>
      <text:p text:style-name="P20">{</text:p>
      <text:p text:style-name="P20"><text:tab/>int V;</text:p>
      <text:p text:style-name="P20"><text:tab/>cout &lt;&lt; "\n\tShortest Path between Any Pair of Vertices\n\n";</text:p>
      <text:p text:style-name="P20"><text:tab/>cout &lt;&lt; "Enter the number of vertex in the g: ";</text:p>
      <text:p text:style-name="P20"><text:tab/>cin &gt;&gt; V;</text:p>
      <text:p text:style-name="P20"><text:tab/>vector&lt;vector&lt;int&gt;&gt; g(V, vector&lt;int&gt;(V));</text:p>
      <text:p text:style-name="P20"/>
      <text:p text:style-name="P20"><text:tab/>cout &lt;&lt; "<text:span text:style-name="T47">\n</text:span>INFINITE: " &lt;&lt; I &lt;&lt; endl; </text:p>
      <text:p text:style-name="P20"><text:tab/>cout &lt;&lt; "<text:span text:style-name="T48">\n</text:span>Enter the weights of the each Edges:\n";</text:p>
      <text:p text:style-name="P20"><text:tab/>for (int i = 0; i &lt; V; i++)</text:p>
      <text:p text:style-name="P20"><text:tab/>{</text:p>
      <text:p text:style-name="P20"><text:tab/><text:tab/>for (int j = 0; j &lt; V; j++)</text:p>
      <text:p text:style-name="P20"><text:soft-page-break/><text:tab/><text:tab/>{</text:p>
      <text:p text:style-name="P20"><text:tab/><text:tab/><text:tab/>cout &lt;&lt; "&gt;";</text:p>
      <text:p text:style-name="P20"><text:tab/><text:tab/><text:tab/>cin &gt;&gt; g[i][j];</text:p>
      <text:p text:style-name="P20"><text:tab/><text:tab/>}</text:p>
      <text:p text:style-name="P20"><text:tab/>}</text:p>
      <text:p text:style-name="P20"/>
      <text:p text:style-name="P20"><text:tab/>flyodWarshall(g);</text:p>
      <text:p text:style-name="P20">}</text:p>
      <text:p text:style-name="P20"/>
      <text:p text:style-name="P7">Output:</text:p>
      <text:p text:style-name="P20"/>
      <text:p text:style-name="P20"><text:s text:c="8"/>Shortest Path between Any Pair of Vertices</text:p>
      <text:p text:style-name="P20"/>
      <text:p text:style-name="P20">Enter the number of vertex in the g: 4</text:p>
      <text:p text:style-name="P20"/>
      <text:p text:style-name="P20">INFINITE: 2147483647</text:p>
      <text:p text:style-name="P20"/>
      <text:p text:style-name="P20">Enter the weights of the each Edges:</text:p>
      <text:p text:style-name="P20">&gt;0</text:p>
      <text:p text:style-name="P20">&gt;3</text:p>
      <text:p text:style-name="P20">&gt;2147483647</text:p>
      <text:p text:style-name="P20">&gt;7</text:p>
      <text:p text:style-name="P20">&gt;8</text:p>
      <text:p text:style-name="P20">&gt;0</text:p>
      <text:p text:style-name="P20">&gt;2</text:p>
      <text:p text:style-name="P20">&gt;2147483647</text:p>
      <text:p text:style-name="P20">&gt;5</text:p>
      <text:p text:style-name="P20">&gt;2147483647</text:p>
      <text:p text:style-name="P20">&gt;0</text:p>
      <text:p text:style-name="P20">&gt;1</text:p>
      <text:p text:style-name="P20">&gt;2</text:p>
      <text:p text:style-name="P20">&gt;2147483647</text:p>
      <text:p text:style-name="P20">&gt;2147483647</text:p>
      <text:p text:style-name="P20">&gt;0</text:p>
      <text:p text:style-name="P20"/>
      <text:p text:style-name="P20">The Shortest path between any vertices is:</text:p>
      <text:p text:style-name="P20">0 <text:s text:c="6"/>3 <text:s text:c="6"/>5 <text:s text:c="6"/>6</text:p>
      <text:p text:style-name="P20">5 <text:s text:c="6"/>0 <text:s text:c="6"/>2 <text:s text:c="6"/>3</text:p>
      <text:p text:style-name="P20">3 <text:s text:c="6"/>6 <text:s text:c="6"/>0 <text:s text:c="6"/>1</text:p>
      <text:p text:style-name="P20">2 <text:s text:c="6"/>5 <text:s text:c="6"/>7 <text:s text:c="6"/>0</text:p>
      <text:p text:style-name="P20"/>
      <text:p text:style-name="P8"/>
      <text:p text:style-name="P21"><text:tab/></text:p>
      <text:p text:style-name="P40">4. Solve Knapsack problem <text:span text:style-name="T46">(for divisible and indivisible objects)</text:span></text:p>
      <text:p text:style-name="P11"/>
      <text:p text:style-name="P11"><text:bookmark-start text:name="knapsack divisible"/>(a) Divisible <text:span text:style-name="T10">Objects</text:span><text:bookmark-end text:name="knapsack divisible"/></text:p>
      <text:p text:style-name="P9">Program:</text:p>
      <text:p text:style-name="P22">#include &lt;bits/stdc++.h&gt; </text:p>
      <text:p text:style-name="P22"/>
      <text:p text:style-name="P22">using namespace std; </text:p>
      <text:p text:style-name="P22">struct Item </text:p>
      <text:p text:style-name="P22">{ </text:p>
      <text:p text:style-name="P22"><text:tab/>public:</text:p>
      <text:p text:style-name="P22"><text:s text:c="4"/>int value, weight; </text:p>
      <text:p text:style-name="P22"><text:tab/>Item(int value, int weight): value(value),weight(weight){}</text:p>
      <text:p text:style-name="P22">}; </text:p>
      <text:p text:style-name="P22"/>
      <text:p text:style-name="P22">// comparator used to sort Item according to val/weight ratio </text:p>
      <text:p text:style-name="P22">bool cmp(struct Item a, struct Item b) </text:p>
      <text:p text:style-name="P22">{ </text:p>
      <text:p text:style-name="P22"><text:tab/>double r1 = (double)a.value / (double)a.weight; </text:p>
      <text:p text:style-name="P22"><text:tab/>double r2 = (double)b.value / (double)b.weight; </text:p>
      <text:p text:style-name="P22"><text:tab/>return r1 &gt; r2; </text:p>
      <text:p text:style-name="P22">} </text:p>
      <text:p text:style-name="P22"/>
      <text:p text:style-name="P22">void fractionalKnapsack(int W, Item arr[], int n) </text:p>
      <text:p text:style-name="P22">{ </text:p>
      <text:p text:style-name="P22"><text:tab/>cout &lt;&lt; "\nWeight Limit: " &lt;&lt; W &lt;&lt; endl &lt;&lt; endl;</text:p>
      <text:p text:style-name="P22"><text:s text:c="4"/>// sorting Item on basis of ratio </text:p>
      <text:p text:style-name="P22"><text:tab/>sort(arr, arr + n, cmp); </text:p>
      <text:p text:style-name="P22"><text:s text:c="4"/></text:p>
      <text:p text:style-name="P22"><text:s text:c="4"/>// Printing items added to knapsack along with their weights </text:p>
      <text:p text:style-name="P22"><text:tab/>for (int i = 0; i &lt; n; i++) </text:p>
      <text:p text:style-name="P22"><text:tab/>{ </text:p>
      <text:p text:style-name="P22"><text:tab/><text:tab/>cout &lt;&lt; "Item " &lt;&lt; i+1 &lt;&lt;"\tValue: " &lt;&lt; arr[i].value &lt;&lt; "\tWeight: " &lt;&lt; arr[i].weight &lt;&lt; "\tQuantity: "\</text:p>
      <text:p text:style-name="P22"><text:s text:c="9"/>&lt;&lt; ((double)arr[i].value / arr[i].weight) &lt;&lt; endl; </text:p>
      <text:p text:style-name="P22"><text:tab/>} </text:p>
      <text:p text:style-name="P22"/>
      <text:p text:style-name="P22"><text:tab/>int curWeight = 0; <text:s text:c="13"/>// Current weight in knapsack </text:p>
      <text:p text:style-name="P22"><text:tab/>double finalvalue = 0.0; <text:s text:c="7"/>// Result (value in Knapsack) </text:p>
      <text:p text:style-name="P22"/>
      <text:p text:style-name="P22"><text:tab/>// Looping through all Items </text:p>
      <text:p text:style-name="P22"><text:tab/>for (int i = 0; i &lt; n; i++) </text:p>
      <text:p text:style-name="P22"><text:tab/>{ </text:p>
      <text:p text:style-name="P22"><text:tab/><text:tab/>// If adding Item won't overflow, add it completely </text:p>
      <text:p text:style-name="P22"><text:tab/><text:tab/>if (curWeight + arr[i].weight &lt;= W) </text:p>
      <text:p text:style-name="P22"><text:tab/><text:tab/>{ </text:p>
      <text:p text:style-name="P22"><text:tab/><text:tab/><text:tab/>curWeight += arr[i].weight; </text:p>
      <text:p text:style-name="P22"><text:tab/><text:tab/><text:tab/>finalvalue += arr[i].value; </text:p>
      <text:p text:style-name="P22"><text:tab/><text:tab/>} </text:p>
      <text:p text:style-name="P22"/>
      <text:p text:style-name="P22"><text:soft-page-break/><text:tab/><text:tab/>// If we can't add current Item, add fractional part of it </text:p>
      <text:p text:style-name="P22"><text:tab/><text:tab/>else</text:p>
      <text:p text:style-name="P22"><text:tab/><text:tab/>{ </text:p>
      <text:p text:style-name="P22"><text:tab/><text:tab/><text:tab/>int remain = W - curWeight; </text:p>
      <text:p text:style-name="P22"><text:tab/><text:tab/><text:tab/>finalvalue </text:p>
      <text:p text:style-name="P22"><text:tab/><text:tab/><text:tab/><text:tab/>+= arr[i].value </text:p>
      <text:p text:style-name="P22"><text:tab/><text:tab/><text:tab/><text:tab/>* ((double)remain / (double)arr[i].weight); </text:p>
      <text:p text:style-name="P22"><text:tab/><text:tab/><text:tab/>break; </text:p>
      <text:p text:style-name="P22"><text:tab/><text:tab/>} </text:p>
      <text:p text:style-name="P22"><text:tab/>} </text:p>
      <text:p text:style-name="P22"><text:s text:c="4"/>cout &lt;&lt; "\nMaximum Value that can be obtained for weight " &lt;&lt; W &lt;&lt; " is " &lt;&lt; finalvalue &lt;&lt; endl;</text:p>
      <text:p text:style-name="P22">} </text:p>
      <text:p text:style-name="P22"/>
      <text:p text:style-name="P22">int main() </text:p>
      <text:p text:style-name="P22">{ </text:p>
      <text:p text:style-name="P22"><text:tab/>int W = 100; // Weight of knapsack </text:p>
      <text:p text:style-name="P22"><text:tab/>Item arr[] = { { 60, 10 }, { 100, 20 }, { 120, 30 }, { 10, 25}, { 55, 22} }; </text:p>
      <text:p text:style-name="P22"/>
      <text:p text:style-name="P22"><text:tab/>int n = sizeof(arr) / sizeof(arr[0]);</text:p>
      <text:p text:style-name="P22"><text:tab/>cout &lt;&lt;"\n\tKnapsack Problem Implementation\n\n";</text:p>
      <text:p text:style-name="P22"><text:tab/>cout &lt;&lt;"\t\t(Divisible <text:span text:style-name="T12">Objects</text:span>)\n\n"; </text:p>
      <text:p text:style-name="P22"><text:s text:c="4"/>fractionalKnapsack(W, arr, n); </text:p>
      <text:p text:style-name="P22"><text:tab/>return 0; </text:p>
      <text:p text:style-name="P22">}</text:p>
      <text:p text:style-name="P22"/>
      <text:p text:style-name="P10">Output:</text:p>
      <text:p text:style-name="P23"/>
      <text:p text:style-name="P23"><text:s text:c="8"/>Knapsack Problem Implementation</text:p>
      <text:p text:style-name="P23"/>
      <text:p text:style-name="P23"><text:s text:c="16"/>(Divisible <text:span text:style-name="T11">Objects</text:span>)</text:p>
      <text:p text:style-name="P23"/>
      <text:p text:style-name="P23"/>
      <text:p text:style-name="P23">Weight Limit: 100</text:p>
      <text:p text:style-name="P23"/>
      <text:p text:style-name="P23">Item 1 <text:s/>Value: 60 <text:s text:c="6"/>Weight: 10 <text:s text:c="5"/>Quantity: 6</text:p>
      <text:p text:style-name="P23">Item 2 <text:s/>Value: 100 <text:s text:c="5"/>Weight: 20 <text:s text:c="5"/>Quantity: 5</text:p>
      <text:p text:style-name="P23">Item 3 <text:s/>Value: 120 <text:s text:c="5"/>Weight: 30 <text:s text:c="5"/>Quantity: 4</text:p>
      <text:p text:style-name="P23">Item 4 <text:s/>Value: 55 <text:s text:c="6"/>Weight: 22 <text:s text:c="5"/>Quantity: 2.5</text:p>
      <text:p text:style-name="P23">Item 5 <text:s/>Value: 10 <text:s text:c="6"/>Weight: 25 <text:s text:c="5"/>Quantity: 0.4</text:p>
      <text:p text:style-name="P23"/>
      <text:p text:style-name="P23">Maximum Value that can be obtained for weight 100 is 342.2</text:p>
      <text:p text:style-name="P23"/>
      <text:p text:style-name="P15">Complexity:</text:p>
      <text:p text:style-name="P31"><text:span text:style-name="T1"><text:tab/></text:span><text:span text:style-name="T28">As Sorting takes maximum of time, so the time complexity of Knapsack algorithm for divisible objects is O(nlogn).</text:span></text:p>
      <text:p text:style-name="P39"><text:bookmark-start text:name="knapsack indivisible"/>(b) Indivisible Objects<text:bookmark-end text:name="knapsack indivisible"/></text:p>
      <text:p text:style-name="P12">Program:</text:p>
      <text:p text:style-name="P24">#include &lt;iostream&gt;</text:p>
      <text:p text:style-name="P24">using namespace std;</text:p>
      <text:p text:style-name="P24"/>
      <text:p text:style-name="P24">int knapSackRec(int W, int wt[],int val[], int i,int **dp)</text:p>
      <text:p text:style-name="P24">{</text:p>
      <text:p text:style-name="P24"><text:s text:c="4"/>if (i &lt; 0)</text:p>
      <text:p text:style-name="P24"><text:s text:c="8"/>return 0;</text:p>
      <text:p text:style-name="P24"><text:s text:c="4"/>if (dp[i][W] != -1)</text:p>
      <text:p text:style-name="P24"><text:s text:c="8"/>return dp[i][W];</text:p>
      <text:p text:style-name="P24"/>
      <text:p text:style-name="P24"><text:s text:c="4"/>if (wt[i] &gt; W)</text:p>
      <text:p text:style-name="P24"><text:s text:c="4"/>{</text:p>
      <text:p text:style-name="P24"/>
      <text:p text:style-name="P24"><text:s text:c="8"/>dp[i][W] = knapSackRec(W, wt,val, i - 1,dp);</text:p>
      <text:p text:style-name="P24"><text:s text:c="8"/>return dp[i][W];</text:p>
      <text:p text:style-name="P24"><text:s text:c="4"/>}</text:p>
      <text:p text:style-name="P24"><text:s text:c="4"/>else</text:p>
      <text:p text:style-name="P24"><text:s text:c="4"/>{</text:p>
      <text:p text:style-name="P24"><text:s text:c="8"/>dp[i][W] = max(val[i] + knapSackRec(W - wt[i], wt, val, i - 1, dp), knapSackRec(W, wt, val, i - 1, dp));</text:p>
      <text:p text:style-name="P24"/>
      <text:p text:style-name="P24"><text:s text:c="8"/>return dp[i][W];</text:p>
      <text:p text:style-name="P24"><text:s text:c="4"/>}</text:p>
      <text:p text:style-name="P24">}</text:p>
      <text:p text:style-name="P24"/>
      <text:p text:style-name="P24">int knapSack(int W, int wt[], int val[], int n)</text:p>
      <text:p text:style-name="P24">{</text:p>
      <text:p text:style-name="P24"><text:s text:c="4"/>int **dp;</text:p>
      <text:p text:style-name="P24"><text:s text:c="4"/>dp = new int *[n];</text:p>
      <text:p text:style-name="P24"><text:s text:c="4"/>for (int i = 0; i &lt; n; i++)</text:p>
      <text:p text:style-name="P24"><text:s text:c="8"/>dp[i] = new int[W + 1];</text:p>
      <text:p text:style-name="P24"/>
      <text:p text:style-name="P24"><text:s text:c="4"/>for (int i = 0; i &lt; n; i++)</text:p>
      <text:p text:style-name="P24"><text:s text:c="8"/>for (int j = 0; j &lt; W + 1; j++)</text:p>
      <text:p text:style-name="P24"><text:s text:c="12"/>dp[i][j] = -1;</text:p>
      <text:p text:style-name="P24"><text:s text:c="4"/>return knapSackRec(W, wt, val, n - 1, dp);</text:p>
      <text:p text:style-name="P24">}</text:p>
      <text:p text:style-name="P24"/>
      <text:p text:style-name="P24">int main()</text:p>
      <text:p text:style-name="P24">{</text:p>
      <text:p text:style-name="P24"><text:s text:c="4"/>int val[] = {10, 20, 30};</text:p>
      <text:p text:style-name="P24"><text:s text:c="4"/>int wt[] = {10, 18, 20};</text:p>
      <text:p text:style-name="P24"><text:s text:c="4"/>int W ;</text:p>
      <text:p text:style-name="P24"><text:s text:c="4"/>int n = sizeof(val) / sizeof(val[0]);</text:p>
      <text:p text:style-name="P24"><text:s text:c="4"/>cout &lt;&lt;"\nKnapsack Problem Implementation"&lt;&lt;</text:p>
      <text:p text:style-name="P24"><text:s text:c="11"/>"\n <text:s text:c="2"/>(Indivisible Objects)\n";</text:p>
      <text:p text:style-name="P24"><text:s text:c="4"/>cout &lt;&lt; "<text:span text:style-name="T13">\n</text:span>Values: ";</text:p>
      <text:p text:style-name="P24"><text:soft-page-break/><text:s text:c="4"/>for(int i=0;i&lt;n;i++)</text:p>
      <text:p text:style-name="P24"><text:s text:c="4"/>{</text:p>
      <text:p text:style-name="P24"><text:s text:c="8"/>cout &lt;&lt; " " &lt;&lt; val[i];</text:p>
      <text:p text:style-name="P24"><text:s text:c="4"/>}</text:p>
      <text:p text:style-name="P24"><text:s text:c="4"/>cout &lt;&lt; "\nWeights:";</text:p>
      <text:p text:style-name="P24"><text:s text:c="4"/>for(int i=0;i&lt;n;i++)</text:p>
      <text:p text:style-name="P24"><text:s text:c="4"/>{</text:p>
      <text:p text:style-name="P24"><text:s text:c="8"/>cout &lt;&lt; " " &lt;&lt; wt[i];</text:p>
      <text:p text:style-name="P24"><text:s text:c="4"/>}</text:p>
      <text:p text:style-name="P24"><text:s text:c="4"/>cout &lt;&lt; "\nEnter Weight limit:\n&gt;";</text:p>
      <text:p text:style-name="P24"><text:s text:c="4"/>cin &gt;&gt; W;</text:p>
      <text:p text:style-name="P24"><text:s text:c="4"/>cout &lt;&lt; "\nWeight limit: " &lt;&lt; W &lt;&lt; endl;</text:p>
      <text:p text:style-name="P24"><text:s text:c="4"/>cout &lt;&lt; "Max Value that can be obtained for given weight limit: " &lt;&lt; knapSack(W, wt, val, n) &lt;&lt; endl;</text:p>
      <text:p text:style-name="P24"><text:s text:c="4"/>return 0;</text:p>
      <text:p text:style-name="P24">}</text:p>
      <text:p text:style-name="P24"/>
      <text:p text:style-name="P13">Output:</text:p>
      <text:p text:style-name="P25"/>
      <text:p text:style-name="P25">Knapsack Problem Implementation</text:p>
      <text:p text:style-name="P25"><text:s text:c="3"/>(Indivisible Objects)</text:p>
      <text:p text:style-name="P25"/>
      <text:p text:style-name="P25">Values: <text:s/>10 20 30</text:p>
      <text:p text:style-name="P25">Weights: 10 18 20</text:p>
      <text:p text:style-name="P25">Enter Weight limit:</text:p>
      <text:p text:style-name="P25">&gt;35</text:p>
      <text:p text:style-name="P25"/>
      <text:p text:style-name="P25">Weight limit: 35</text:p>
      <text:p text:style-name="P25">Max Value that can be obtained for given weight limit: 40</text:p>
      <text:p text:style-name="P25"/>
      <text:p text:style-name="P14">Complexity:</text:p>
      <text:p text:style-name="P26"><text:tab/><text:span text:style-name="T33">Time complexity is O(N*W) i.e. O(n</text:span><text:span text:style-name="T17">2</text:span><text:span text:style-name="T21">).</text:span></text:p>
      <text:p text:style-name="P42"><text:bookmark-start text:name="Transportation problem"/><text:span text:style-name="T4">5. </text:span><text:span text:style-name="T5">Solve the t</text:span><text:span text:style-name="T4">ransportation Problem</text:span><text:bookmark-end text:name="Transportation problem"/></text:p>
      <text:p text:style-name="P14"/>
      <text:p text:style-name="P14">Program:</text:p>
      <text:p text:style-name="P26">#include &lt;iostream&gt;</text:p>
      <text:p text:style-name="P26">using namespace std;</text:p>
      <text:p text:style-name="P26">int main()</text:p>
      <text:p text:style-name="P26">{</text:p>
      <text:p text:style-name="P26"><text:s text:c="4"/>int flag = 0, flag1 = 0;</text:p>
      <text:p text:style-name="P26"><text:s text:c="4"/>int s[10], d[10], sn, eop = 1, dm, a[10][10];</text:p>
      <text:p text:style-name="P26"><text:s text:c="4"/>int i, j, sum = 0, min, x[10][10], k, fa, fb;</text:p>
      <text:p text:style-name="P26"><text:s text:c="4"/>/* Getting The Input For the Problem*/</text:p>
      <text:p text:style-name="P26"><text:s text:c="4"/>cout &lt;&lt; "\n\t Transporation Problem \t\n" &lt;&lt;endl; </text:p>
      <text:p text:style-name="P26"><text:s text:c="4"/>cout &lt;&lt; "Enter the number of Sources:\n&gt;";</text:p>
      <text:p text:style-name="P26"><text:s text:c="4"/>cin &gt;&gt; sn;</text:p>
      <text:p text:style-name="P26"><text:s text:c="4"/>cout &lt;&lt; "\nEnter the number of Destinations\n&gt;";</text:p>
      <text:p text:style-name="P26"><text:s text:c="4"/>cin &gt;&gt; dm;</text:p>
      <text:p text:style-name="P26"><text:s text:c="4"/>cout &lt;&lt; "<text:span text:style-name="T14">\n</text:span>Enter the Supply Values:";</text:p>
      <text:p text:style-name="P26"><text:s text:c="4"/>for (i = 0; i &lt; sn; i++)</text:p>
      <text:p text:style-name="P26"><text:s text:c="4"/>{</text:p>
      <text:p text:style-name="P26"><text:s text:c="8"/>cout &lt;&lt; "\nSource " &lt;&lt; (i+1) &lt;&lt; ": ";</text:p>
      <text:p text:style-name="P26"><text:s text:c="8"/>cin &gt;&gt; s[i];</text:p>
      <text:p text:style-name="P26"><text:s text:c="4"/>}</text:p>
      <text:p text:style-name="P26"><text:s text:c="4"/>cout &lt;&lt; "\nEnter the Demand Values: ";</text:p>
      <text:p text:style-name="P26"><text:s text:c="4"/>for (j = 0; j &lt; sn; j++)</text:p>
      <text:p text:style-name="P26"><text:s text:c="4"/>{</text:p>
      <text:p text:style-name="P26"><text:s text:c="8"/>cout &lt;&lt; "\nDestination " &lt;&lt; (j+1) &lt;&lt;": ";</text:p>
      <text:p text:style-name="P26"><text:s text:c="8"/>cin &gt;&gt; d[j];</text:p>
      <text:p text:style-name="P26"><text:s text:c="4"/>}</text:p>
      <text:p text:style-name="P26"><text:s text:c="4"/>cout &lt;&lt; "\nEnter costs row wise :\n";</text:p>
      <text:p text:style-name="P26"><text:s text:c="4"/>for (i = 0; i &lt; sn; i++)</text:p>
      <text:p text:style-name="P26"><text:s text:c="4"/>{</text:p>
      <text:p text:style-name="P26"><text:s text:c="8"/>for (j = 0; j &lt; dm; j++)</text:p>
      <text:p text:style-name="P26"><text:s text:c="8"/>{</text:p>
      <text:p text:style-name="P26"><text:s text:c="12"/>cout &lt;&lt; "&gt;";</text:p>
      <text:p text:style-name="P26"><text:s text:c="12"/>cin &gt;&gt; a[i][j];</text:p>
      <text:p text:style-name="P26"><text:s text:c="8"/>}</text:p>
      <text:p text:style-name="P26"><text:s text:c="4"/>}</text:p>
      <text:p text:style-name="P26"><text:s text:c="4"/>/* Calculation For the Transportation */</text:p>
      <text:p text:style-name="P26"><text:s text:c="4"/>i = 0;</text:p>
      <text:p text:style-name="P26"><text:s text:c="4"/>j = 0;</text:p>
      <text:p text:style-name="P26"><text:s text:c="4"/>for (i = 0, j = 0; i &lt; sn, j &lt; dm;)</text:p>
      <text:p text:style-name="P26"><text:s text:c="4"/>{</text:p>
      <text:p text:style-name="P26"><text:s text:c="8"/>if (s[i] &lt; d[j]) // Check supply less than demand</text:p>
      <text:p text:style-name="P26"><text:s text:c="8"/>{</text:p>
      <text:p text:style-name="P26"><text:s text:c="12"/>x[i][j] = a[i][j] * s[i]; // Calculate <text:s/>amount * supply</text:p>
      <text:p text:style-name="P26"><text:s text:c="12"/>d[j] = d[j] - s[i]; <text:s text:c="6"/>// Calculate demand - supply</text:p>
      <text:p text:style-name="P26"><text:s text:c="12"/>i++; <text:s text:c="21"/>// Increment i for the deletion of the row or column</text:p>
      <text:p text:style-name="P26"><text:s text:c="8"/>}</text:p>
      <text:p text:style-name="P26"><text:s text:c="8"/>else if (s[i] &gt;= d[j]) <text:s/>//Check the supply greater than equal to demand</text:p>
      <text:p text:style-name="P26"><text:soft-page-break/><text:s text:c="8"/>{</text:p>
      <text:p text:style-name="P26"><text:s text:c="12"/>x[i][j] = a[i][j] * d[j]; // Calculate <text:s/>amount * demand</text:p>
      <text:p text:style-name="P26"><text:s text:c="12"/>s[i] = s[i] - d[j]; <text:s text:c="6"/>// Calculate supply - demand</text:p>
      <text:p text:style-name="P26"><text:s text:c="12"/>j++; <text:s text:c="21"/>// Increment j for the deletion of the row or column</text:p>
      <text:p text:style-name="P26"><text:s text:c="8"/>}</text:p>
      <text:p text:style-name="P26"><text:s text:c="4"/>}</text:p>
      <text:p text:style-name="P26"><text:s text:c="4"/>cout &lt;&lt; "\nGiven Cost Matrix is :\n";</text:p>
      <text:p text:style-name="P26"><text:s text:c="4"/>for (fa = 0; fa &lt; sn; fa++)</text:p>
      <text:p text:style-name="P26"><text:s text:c="4"/>{</text:p>
      <text:p text:style-name="P26"><text:s text:c="8"/>for (fb = 0; fb &lt; dm; fb++)</text:p>
      <text:p text:style-name="P26"><text:s text:c="8"/>{</text:p>
      <text:p text:style-name="P26"><text:s text:c="12"/>cout &lt;&lt; a[fa][fb] &lt;&lt; "\t";</text:p>
      <text:p text:style-name="P26"><text:s text:c="8"/>}</text:p>
      <text:p text:style-name="P26"><text:s text:c="8"/>cout &lt;&lt; endl;</text:p>
      <text:p text:style-name="P26"><text:s text:c="4"/>}</text:p>
      <text:p text:style-name="P26"/>
      <text:p text:style-name="P26"><text:s text:c="4"/>cout &lt;&lt; "\nAllocated Cost Matrix is \n";</text:p>
      <text:p text:style-name="P26"><text:s text:c="4"/>for (fa = 0; fa &lt; sn; fa++)</text:p>
      <text:p text:style-name="P26"><text:s text:c="4"/>{</text:p>
      <text:p text:style-name="P26"><text:s text:c="8"/>for (fb = 0; fb &lt; dm; fb++)</text:p>
      <text:p text:style-name="P26"><text:s text:c="8"/>{</text:p>
      <text:p text:style-name="P26"><text:s text:c="12"/>if(x[fa][fb]!=0)</text:p>
      <text:p text:style-name="P26"><text:s text:c="12"/>{</text:p>
      <text:p text:style-name="P26"><text:s text:c="16"/>cout &lt;&lt; x[fa][fb] &lt;&lt; "\t";</text:p>
      <text:p text:style-name="P26"><text:s text:c="12"/>}</text:p>
      <text:p text:style-name="P26"><text:s text:c="12"/>else</text:p>
      <text:p text:style-name="P26"><text:s text:c="12"/>{</text:p>
      <text:p text:style-name="P26"><text:s text:c="16"/>cout &lt;&lt;"\t";</text:p>
      <text:p text:style-name="P26"><text:s text:c="12"/>} <text:s text:c="11"/></text:p>
      <text:p text:style-name="P26"><text:s text:c="12"/>sum = sum + x[fa][fb];</text:p>
      <text:p text:style-name="P26"><text:s text:c="8"/>}</text:p>
      <text:p text:style-name="P26"><text:s text:c="8"/>cout &lt;&lt; endl;</text:p>
      <text:p text:style-name="P26"><text:s text:c="4"/>}</text:p>
      <text:p text:style-name="P26"><text:s text:c="4"/>cout &lt;&lt; "\nTransportation cost: " &lt;&lt; sum &lt;&lt; endl&lt;&lt;endl;</text:p>
      <text:p text:style-name="P26">}</text:p>
      <text:p text:style-name="P26"/>
      <text:p text:style-name="P14">Output:</text:p>
      <text:p text:style-name="P26"/>
      <text:p text:style-name="P26"><text:s text:c="9"/>Transporation Problem </text:p>
      <text:p text:style-name="P26"/>
      <text:p text:style-name="P26">Enter the number of Sources:</text:p>
      <text:p text:style-name="P26">&gt;4</text:p>
      <text:p text:style-name="P26"/>
      <text:p text:style-name="P26">Enter the number of Destinations</text:p>
      <text:p text:style-name="P26">&gt;4</text:p>
      <text:p text:style-name="P26"/>
      <text:p text:style-name="P26">Enter the Supply Values:</text:p>
      <text:p text:style-name="P26">Source 1: 10</text:p>
      <text:p text:style-name="P26"/>
      <text:p text:style-name="P26"><text:soft-page-break/>Source 2: 20</text:p>
      <text:p text:style-name="P26"/>
      <text:p text:style-name="P26">Source 3: 30</text:p>
      <text:p text:style-name="P26"/>
      <text:p text:style-name="P26">Source 4: 40</text:p>
      <text:p text:style-name="P26"/>
      <text:p text:style-name="P26">Enter the Demand Values: </text:p>
      <text:p text:style-name="P26">Destination 1: 40</text:p>
      <text:p text:style-name="P26"/>
      <text:p text:style-name="P26">Destination 2: 30</text:p>
      <text:p text:style-name="P26"/>
      <text:p text:style-name="P26">Destination 3: 20</text:p>
      <text:p text:style-name="P26"/>
      <text:p text:style-name="P26">Destination 4: 10</text:p>
      <text:p text:style-name="P26"/>
      <text:p text:style-name="P26">Enter costs row wise :</text:p>
      <text:p text:style-name="P26">&gt;1</text:p>
      <text:p text:style-name="P26">&gt;2</text:p>
      <text:p text:style-name="P26">&gt;3</text:p>
      <text:p text:style-name="P26">&gt;7</text:p>
      <text:p text:style-name="P26">&gt;9</text:p>
      <text:p text:style-name="P26">&gt;3 </text:p>
      <text:p text:style-name="P26">&gt;4</text:p>
      <text:p text:style-name="P26">&gt;6</text:p>
      <text:p text:style-name="P26">&gt;8</text:p>
      <text:p text:style-name="P26">&gt;1</text:p>
      <text:p text:style-name="P26">&gt;5</text:p>
      <text:p text:style-name="P26">&gt;4</text:p>
      <text:p text:style-name="P26">&gt;6</text:p>
      <text:p text:style-name="P26">&gt;9</text:p>
      <text:p text:style-name="P26">&gt;8</text:p>
      <text:p text:style-name="P26">&gt;4</text:p>
      <text:p text:style-name="P26"/>
      <text:p text:style-name="P26">Given Cost Matrix is :</text:p>
      <text:p text:style-name="P26">1 <text:s text:c="6"/>2 <text:s text:c="6"/>3 <text:s text:c="6"/>7</text:p>
      <text:p text:style-name="P26">9 <text:s text:c="6"/>3 <text:s text:c="6"/>4 <text:s text:c="6"/>6</text:p>
      <text:p text:style-name="P26">8 <text:s text:c="6"/>1 <text:s text:c="6"/>5 <text:s text:c="6"/>4</text:p>
      <text:p text:style-name="P26">6 <text:s text:c="6"/>9 <text:s text:c="6"/>8 <text:s text:c="6"/>4</text:p>
      <text:p text:style-name="P26"/>
      <text:p text:style-name="P26">Allocated Cost Matrix is </text:p>
      <text:p text:style-name="P26">10</text:p>
      <text:p text:style-name="P26">180</text:p>
      <text:p text:style-name="P26">80 <text:s text:c="5"/>20</text:p>
      <text:p text:style-name="P26"><text:s text:c="8"/>90 <text:s text:c="5"/>160 <text:s text:c="4"/>40</text:p>
      <text:p text:style-name="P26"/>
      <text:p text:style-name="P26">The Transportation cost: 580</text:p>
      <text:p text:style-name="P26"/>
      <text:p text:style-name="P27"><draw:frame text:anchor-type="paragraph" draw:z-index="0" draw:name="Shape1" draw:style-name="gr1" draw:text-style-name="P70" svg:width="2.089cm" svg:height="1.003cm" svg:x="7.751cm" svg:y="0.046cm"><draw:text-box><text:p text:style-name="P69"><text:span text:style-name="T50"/></text:p><text:p text:style-name="P69"><text:span text:style-name="T51">THE END</text:span></text:p></draw:text-box></draw:frame>==================================================================================================================================================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8T13:58:52.418011127</meta:creation-date>
    <dc:date>2021-01-09T23:40:57.873839213</dc:date>
    <meta:editing-duration>PT1H47M30S</meta:editing-duration>
    <meta:editing-cycles>105</meta:editing-cycles>
    <meta:generator>LibreOffice/6.4.7.2$Linux_X86_64 LibreOffice_project/40$Build-2</meta:generator>
    <meta:document-statistic meta:table-count="1" meta:image-count="0" meta:object-count="0" meta:page-count="19" meta:paragraph-count="725" meta:word-count="2810" meta:character-count="18676" meta:non-whitespace-character-count="12911"/>
  </office:meta>
</office:document-meta>
</file>